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in" svg:stroke-color="#3465a4" draw:marker-start-width="0.0787in" draw:marker-end-width="0.0787in" draw:fill="none" draw:textarea-horizontal-align="center" draw:textarea-vertical-align="middle" fo:padding-top="0in" fo:padding-bottom="0in" fo:padding-left="0in" fo:padding-right="0in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form250ms-fix" table:style-name="ta1">
        <table:shapes>
          <draw:frame draw:z-index="0" draw:style-name="gr1" draw:text-style-name="P1" svg:width="6.3055in" svg:height="3.5453in" svg:x="3.0988in" svg:y="0.0209in">
            <draw:object draw:notify-on-update-of-ranges="'waveform250ms-fix'.A2:'waveform250ms-fix'.A2 'waveform250ms-fix'.A2:'waveform250ms-fix'.A501 'waveform250ms-fix'.B1:'waveform250ms-fix'.B1 'waveform250ms-fix'.B2:'waveform250ms-fix'.B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hannel1</text:p>
          </table:table-cell>
        </table:table-row>
        <table:table-row table:style-name="ro1">
          <table:table-cell office:value-type="float" office:value="-0.0025" calcext:value-type="float">
            <text:p>-0.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9" calcext:value-type="float">
            <text:p>-0.00249</text:p>
          </table:table-cell>
          <table:table-cell office:value-type="float" office:value="0.16443" calcext:value-type="float">
            <text:p>0.16443</text:p>
          </table:table-cell>
        </table:table-row>
        <table:table-row table:style-name="ro1">
          <table:table-cell office:value-type="float" office:value="-0.00248" calcext:value-type="float">
            <text:p>-0.0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7" calcext:value-type="float">
            <text:p>-0.0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6" calcext:value-type="float">
            <text:p>-0.0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45" calcext:value-type="float">
            <text:p>-0.00245</text:p>
          </table:table-cell>
          <table:table-cell office:value-type="float" office:value="18.74502" calcext:value-type="float">
            <text:p>18.74502</text:p>
          </table:table-cell>
        </table:table-row>
        <table:table-row table:style-name="ro1">
          <table:table-cell office:value-type="float" office:value="-0.00244" calcext:value-type="float">
            <text:p>-0.00244</text:p>
          </table:table-cell>
          <table:table-cell office:value-type="float" office:value="18.58059" calcext:value-type="float">
            <text:p>18.58059</text:p>
          </table:table-cell>
        </table:table-row>
        <table:table-row table:style-name="ro1">
          <table:table-cell office:value-type="float" office:value="-0.00243" calcext:value-type="float">
            <text:p>-0.00243</text:p>
          </table:table-cell>
          <table:table-cell office:value-type="float" office:value="18.58059" calcext:value-type="float">
            <text:p>18.58059</text:p>
          </table:table-cell>
        </table:table-row>
        <table:table-row table:style-name="ro1">
          <table:table-cell office:value-type="float" office:value="-0.00242" calcext:value-type="float">
            <text:p>-0.00242</text:p>
          </table:table-cell>
          <table:table-cell office:value-type="float" office:value="18.25173" calcext:value-type="float">
            <text:p>18.25173</text:p>
          </table:table-cell>
        </table:table-row>
        <table:table-row table:style-name="ro1">
          <table:table-cell office:value-type="float" office:value="-0.00241" calcext:value-type="float">
            <text:p>-0.00241</text:p>
          </table:table-cell>
          <table:table-cell office:value-type="float" office:value="18.0873" calcext:value-type="float">
            <text:p>18.0873</text:p>
          </table:table-cell>
        </table:table-row>
        <table:table-row table:style-name="ro1">
          <table:table-cell office:value-type="float" office:value="-0.0024" calcext:value-type="float">
            <text:p>-0.0024</text:p>
          </table:table-cell>
          <table:table-cell office:value-type="float" office:value="17.92287" calcext:value-type="float">
            <text:p>17.92287</text:p>
          </table:table-cell>
        </table:table-row>
        <table:table-row table:style-name="ro1">
          <table:table-cell office:value-type="float" office:value="-0.00239" calcext:value-type="float">
            <text:p>-0.00239</text:p>
          </table:table-cell>
          <table:table-cell office:value-type="float" office:value="17.75844" calcext:value-type="float">
            <text:p>17.75844</text:p>
          </table:table-cell>
        </table:table-row>
        <table:table-row table:style-name="ro1">
          <table:table-cell office:value-type="float" office:value="-0.00238" calcext:value-type="float">
            <text:p>-0.00238</text:p>
          </table:table-cell>
          <table:table-cell office:value-type="float" office:value="17.42958" calcext:value-type="float">
            <text:p>17.42958</text:p>
          </table:table-cell>
        </table:table-row>
        <table:table-row table:style-name="ro1">
          <table:table-cell office:value-type="float" office:value="-0.00237" calcext:value-type="float">
            <text:p>-0.00237</text:p>
          </table:table-cell>
          <table:table-cell office:value-type="float" office:value="17.26515" calcext:value-type="float">
            <text:p>17.26515</text:p>
          </table:table-cell>
        </table:table-row>
        <table:table-row table:style-name="ro1">
          <table:table-cell office:value-type="float" office:value="-0.00236" calcext:value-type="float">
            <text:p>-0.00236</text:p>
          </table:table-cell>
          <table:table-cell office:value-type="float" office:value="17.26515" calcext:value-type="float">
            <text:p>17.26515</text:p>
          </table:table-cell>
        </table:table-row>
        <table:table-row table:style-name="ro1">
          <table:table-cell office:value-type="float" office:value="-0.00235" calcext:value-type="float">
            <text:p>-0.00235</text:p>
          </table:table-cell>
          <table:table-cell office:value-type="float" office:value="16.93629" calcext:value-type="float">
            <text:p>16.93629</text:p>
          </table:table-cell>
        </table:table-row>
        <table:table-row table:style-name="ro1">
          <table:table-cell office:value-type="float" office:value="-0.00234" calcext:value-type="float">
            <text:p>-0.00234</text:p>
          </table:table-cell>
          <table:table-cell office:value-type="float" office:value="16.77186" calcext:value-type="float">
            <text:p>16.77186</text:p>
          </table:table-cell>
        </table:table-row>
        <table:table-row table:style-name="ro1">
          <table:table-cell office:value-type="float" office:value="-0.00233" calcext:value-type="float">
            <text:p>-0.00233</text:p>
          </table:table-cell>
          <table:table-cell office:value-type="float" office:value="16.60743" calcext:value-type="float">
            <text:p>16.60743</text:p>
          </table:table-cell>
        </table:table-row>
        <table:table-row table:style-name="ro1">
          <table:table-cell office:value-type="float" office:value="-0.00232" calcext:value-type="float">
            <text:p>-0.00232</text:p>
          </table:table-cell>
          <table:table-cell office:value-type="float" office:value="16.443" calcext:value-type="float">
            <text:p>16.443</text:p>
          </table:table-cell>
        </table:table-row>
        <table:table-row table:style-name="ro1">
          <table:table-cell office:value-type="float" office:value="-0.00231" calcext:value-type="float">
            <text:p>-0.00231</text:p>
          </table:table-cell>
          <table:table-cell office:value-type="float" office:value="16.27857" calcext:value-type="float">
            <text:p>16.27857</text:p>
          </table:table-cell>
        </table:table-row>
        <table:table-row table:style-name="ro1">
          <table:table-cell office:value-type="float" office:value="-0.0023" calcext:value-type="float">
            <text:p>-0.0023</text:p>
          </table:table-cell>
          <table:table-cell office:value-type="float" office:value="16.11414" calcext:value-type="float">
            <text:p>16.11414</text:p>
          </table:table-cell>
        </table:table-row>
        <table:table-row table:style-name="ro1">
          <table:table-cell office:value-type="float" office:value="-0.00229" calcext:value-type="float">
            <text:p>-0.00229</text:p>
          </table:table-cell>
          <table:table-cell office:value-type="float" office:value="15.94971" calcext:value-type="float">
            <text:p>15.94971</text:p>
          </table:table-cell>
        </table:table-row>
        <table:table-row table:style-name="ro1">
          <table:table-cell office:value-type="float" office:value="-0.00228" calcext:value-type="float">
            <text:p>-0.00228</text:p>
          </table:table-cell>
          <table:table-cell office:value-type="float" office:value="15.78528" calcext:value-type="float">
            <text:p>15.78528</text:p>
          </table:table-cell>
        </table:table-row>
        <table:table-row table:style-name="ro1">
          <table:table-cell office:value-type="float" office:value="-0.00227" calcext:value-type="float">
            <text:p>-0.00227</text:p>
          </table:table-cell>
          <table:table-cell office:value-type="float" office:value="15.62085" calcext:value-type="float">
            <text:p>15.62085</text:p>
          </table:table-cell>
        </table:table-row>
        <table:table-row table:style-name="ro1">
          <table:table-cell office:value-type="float" office:value="-0.00226" calcext:value-type="float">
            <text:p>-0.00226</text:p>
          </table:table-cell>
          <table:table-cell office:value-type="float" office:value="15.45642" calcext:value-type="float">
            <text:p>15.45642</text:p>
          </table:table-cell>
        </table:table-row>
        <table:table-row table:style-name="ro1">
          <table:table-cell office:value-type="float" office:value="-0.00225" calcext:value-type="float">
            <text:p>-0.00225</text:p>
          </table:table-cell>
          <table:table-cell office:value-type="float" office:value="15.45642" calcext:value-type="float">
            <text:p>15.45642</text:p>
          </table:table-cell>
        </table:table-row>
        <table:table-row table:style-name="ro1">
          <table:table-cell office:value-type="float" office:value="-0.00224" calcext:value-type="float">
            <text:p>-0.00224</text:p>
          </table:table-cell>
          <table:table-cell office:value-type="float" office:value="15.29199" calcext:value-type="float">
            <text:p>15.29199</text:p>
          </table:table-cell>
        </table:table-row>
        <table:table-row table:style-name="ro1">
          <table:table-cell office:value-type="float" office:value="-0.00223" calcext:value-type="float">
            <text:p>-0.00223</text:p>
          </table:table-cell>
          <table:table-cell office:value-type="float" office:value="15.12756" calcext:value-type="float">
            <text:p>15.12756</text:p>
          </table:table-cell>
        </table:table-row>
        <table:table-row table:style-name="ro1">
          <table:table-cell office:value-type="float" office:value="-0.00222" calcext:value-type="float">
            <text:p>-0.00222</text:p>
          </table:table-cell>
          <table:table-cell office:value-type="float" office:value="14.96313" calcext:value-type="float">
            <text:p>14.96313</text:p>
          </table:table-cell>
        </table:table-row>
        <table:table-row table:style-name="ro1">
          <table:table-cell office:value-type="float" office:value="-0.00221" calcext:value-type="float">
            <text:p>-0.00221</text:p>
          </table:table-cell>
          <table:table-cell office:value-type="float" office:value="14.7987" calcext:value-type="float">
            <text:p>14.7987</text:p>
          </table:table-cell>
        </table:table-row>
        <table:table-row table:style-name="ro1">
          <table:table-cell office:value-type="float" office:value="-0.0022" calcext:value-type="float">
            <text:p>-0.0022</text:p>
          </table:table-cell>
          <table:table-cell office:value-type="float" office:value="14.63427" calcext:value-type="float">
            <text:p>14.63427</text:p>
          </table:table-cell>
        </table:table-row>
        <table:table-row table:style-name="ro1">
          <table:table-cell office:value-type="float" office:value="-0.00219" calcext:value-type="float">
            <text:p>-0.00219</text:p>
          </table:table-cell>
          <table:table-cell office:value-type="float" office:value="14.46984" calcext:value-type="float">
            <text:p>14.46984</text:p>
          </table:table-cell>
        </table:table-row>
        <table:table-row table:style-name="ro1">
          <table:table-cell office:value-type="float" office:value="-0.00218" calcext:value-type="float">
            <text:p>-0.00218</text:p>
          </table:table-cell>
          <table:table-cell office:value-type="float" office:value="14.30541" calcext:value-type="float">
            <text:p>14.30541</text:p>
          </table:table-cell>
        </table:table-row>
        <table:table-row table:style-name="ro1">
          <table:table-cell office:value-type="float" office:value="-0.00217" calcext:value-type="float">
            <text:p>-0.00217</text:p>
          </table:table-cell>
          <table:table-cell office:value-type="float" office:value="14.14098" calcext:value-type="float">
            <text:p>14.14098</text:p>
          </table:table-cell>
        </table:table-row>
        <table:table-row table:style-name="ro1">
          <table:table-cell office:value-type="float" office:value="-0.00216" calcext:value-type="float">
            <text:p>-0.00216</text:p>
          </table:table-cell>
          <table:table-cell office:value-type="float" office:value="14.14098" calcext:value-type="float">
            <text:p>14.14098</text:p>
          </table:table-cell>
        </table:table-row>
        <table:table-row table:style-name="ro1">
          <table:table-cell office:value-type="float" office:value="-0.00215" calcext:value-type="float">
            <text:p>-0.00215</text:p>
          </table:table-cell>
          <table:table-cell office:value-type="float" office:value="13.97655" calcext:value-type="float">
            <text:p>13.97655</text:p>
          </table:table-cell>
        </table:table-row>
        <table:table-row table:style-name="ro1">
          <table:table-cell office:value-type="float" office:value="-0.00214" calcext:value-type="float">
            <text:p>-0.00214</text:p>
          </table:table-cell>
          <table:table-cell office:value-type="float" office:value="13.64769" calcext:value-type="float">
            <text:p>13.64769</text:p>
          </table:table-cell>
        </table:table-row>
        <table:table-row table:style-name="ro1">
          <table:table-cell office:value-type="float" office:value="-0.00213" calcext:value-type="float">
            <text:p>-0.00213</text:p>
          </table:table-cell>
          <table:table-cell office:value-type="float" office:value="13.64769" calcext:value-type="float">
            <text:p>13.64769</text:p>
          </table:table-cell>
        </table:table-row>
        <table:table-row table:style-name="ro1">
          <table:table-cell office:value-type="float" office:value="-0.00212" calcext:value-type="float">
            <text:p>-0.00212</text:p>
          </table:table-cell>
          <table:table-cell office:value-type="float" office:value="13.64769" calcext:value-type="float">
            <text:p>13.64769</text:p>
          </table:table-cell>
        </table:table-row>
        <table:table-row table:style-name="ro1">
          <table:table-cell office:value-type="float" office:value="-0.00211" calcext:value-type="float">
            <text:p>-0.00211</text:p>
          </table:table-cell>
          <table:table-cell office:value-type="float" office:value="13.48326" calcext:value-type="float">
            <text:p>13.48326</text:p>
          </table:table-cell>
        </table:table-row>
        <table:table-row table:style-name="ro1">
          <table:table-cell office:value-type="float" office:value="-0.0021" calcext:value-type="float">
            <text:p>-0.0021</text:p>
          </table:table-cell>
          <table:table-cell office:value-type="float" office:value="13.31883" calcext:value-type="float">
            <text:p>13.31883</text:p>
          </table:table-cell>
        </table:table-row>
        <table:table-row table:style-name="ro1">
          <table:table-cell office:value-type="float" office:value="-0.00209" calcext:value-type="float">
            <text:p>-0.00209</text:p>
          </table:table-cell>
          <table:table-cell office:value-type="float" office:value="13.1544" calcext:value-type="float">
            <text:p>13.1544</text:p>
          </table:table-cell>
        </table:table-row>
        <table:table-row table:style-name="ro1">
          <table:table-cell office:value-type="float" office:value="-0.00208" calcext:value-type="float">
            <text:p>-0.00208</text:p>
          </table:table-cell>
          <table:table-cell office:value-type="float" office:value="12.98997" calcext:value-type="float">
            <text:p>12.98997</text:p>
          </table:table-cell>
        </table:table-row>
        <table:table-row table:style-name="ro1">
          <table:table-cell office:value-type="float" office:value="-0.00207" calcext:value-type="float">
            <text:p>-0.00207</text:p>
          </table:table-cell>
          <table:table-cell office:value-type="float" office:value="12.82554" calcext:value-type="float">
            <text:p>12.82554</text:p>
          </table:table-cell>
        </table:table-row>
        <table:table-row table:style-name="ro1">
          <table:table-cell office:value-type="float" office:value="-0.00206" calcext:value-type="float">
            <text:p>-0.00206</text:p>
          </table:table-cell>
          <table:table-cell office:value-type="float" office:value="12.82554" calcext:value-type="float">
            <text:p>12.82554</text:p>
          </table:table-cell>
        </table:table-row>
        <table:table-row table:style-name="ro1">
          <table:table-cell office:value-type="float" office:value="-0.00205" calcext:value-type="float">
            <text:p>-0.00205</text:p>
          </table:table-cell>
          <table:table-cell office:value-type="float" office:value="12.66111" calcext:value-type="float">
            <text:p>12.66111</text:p>
          </table:table-cell>
        </table:table-row>
        <table:table-row table:style-name="ro1">
          <table:table-cell office:value-type="float" office:value="-0.00204" calcext:value-type="float">
            <text:p>-0.00204</text:p>
          </table:table-cell>
          <table:table-cell office:value-type="float" office:value="12.49668" calcext:value-type="float">
            <text:p>12.49668</text:p>
          </table:table-cell>
        </table:table-row>
        <table:table-row table:style-name="ro1">
          <table:table-cell office:value-type="float" office:value="-0.00203" calcext:value-type="float">
            <text:p>-0.00203</text:p>
          </table:table-cell>
          <table:table-cell office:value-type="float" office:value="12.49668" calcext:value-type="float">
            <text:p>12.49668</text:p>
          </table:table-cell>
        </table:table-row>
        <table:table-row table:style-name="ro1">
          <table:table-cell office:value-type="float" office:value="-0.00202" calcext:value-type="float">
            <text:p>-0.00202</text:p>
          </table:table-cell>
          <table:table-cell office:value-type="float" office:value="12.33225" calcext:value-type="float">
            <text:p>12.33225</text:p>
          </table:table-cell>
        </table:table-row>
        <table:table-row table:style-name="ro1">
          <table:table-cell office:value-type="float" office:value="-0.00201" calcext:value-type="float">
            <text:p>-0.00201</text:p>
          </table:table-cell>
          <table:table-cell office:value-type="float" office:value="12.16782" calcext:value-type="float">
            <text:p>12.16782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  <table:table-cell office:value-type="float" office:value="12.00339" calcext:value-type="float">
            <text:p>12.00339</text:p>
          </table:table-cell>
        </table:table-row>
        <table:table-row table:style-name="ro1">
          <table:table-cell office:value-type="float" office:value="-0.00199" calcext:value-type="float">
            <text:p>-0.00199</text:p>
          </table:table-cell>
          <table:table-cell office:value-type="float" office:value="11.83896" calcext:value-type="float">
            <text:p>11.83896</text:p>
          </table:table-cell>
        </table:table-row>
        <table:table-row table:style-name="ro1">
          <table:table-cell office:value-type="float" office:value="-0.00198" calcext:value-type="float">
            <text:p>-0.00198</text:p>
          </table:table-cell>
          <table:table-cell office:value-type="float" office:value="11.83896" calcext:value-type="float">
            <text:p>11.83896</text:p>
          </table:table-cell>
        </table:table-row>
        <table:table-row table:style-name="ro1">
          <table:table-cell office:value-type="float" office:value="-0.00197" calcext:value-type="float">
            <text:p>-0.00197</text:p>
          </table:table-cell>
          <table:table-cell office:value-type="float" office:value="11.67453" calcext:value-type="float">
            <text:p>11.67453</text:p>
          </table:table-cell>
        </table:table-row>
        <table:table-row table:style-name="ro1">
          <table:table-cell office:value-type="float" office:value="-0.00196" calcext:value-type="float">
            <text:p>-0.00196</text:p>
          </table:table-cell>
          <table:table-cell office:value-type="float" office:value="11.5101" calcext:value-type="float">
            <text:p>11.5101</text:p>
          </table:table-cell>
        </table:table-row>
        <table:table-row table:style-name="ro1">
          <table:table-cell office:value-type="float" office:value="-0.00195" calcext:value-type="float">
            <text:p>-0.00195</text:p>
          </table:table-cell>
          <table:table-cell office:value-type="float" office:value="11.5101" calcext:value-type="float">
            <text:p>11.5101</text:p>
          </table:table-cell>
        </table:table-row>
        <table:table-row table:style-name="ro1">
          <table:table-cell office:value-type="float" office:value="-0.00194" calcext:value-type="float">
            <text:p>-0.00194</text:p>
          </table:table-cell>
          <table:table-cell office:value-type="float" office:value="11.34567" calcext:value-type="float">
            <text:p>11.34567</text:p>
          </table:table-cell>
        </table:table-row>
        <table:table-row table:style-name="ro1">
          <table:table-cell office:value-type="float" office:value="-0.00193" calcext:value-type="float">
            <text:p>-0.00193</text:p>
          </table:table-cell>
          <table:table-cell office:value-type="float" office:value="11.34567" calcext:value-type="float">
            <text:p>11.34567</text:p>
          </table:table-cell>
        </table:table-row>
        <table:table-row table:style-name="ro1">
          <table:table-cell office:value-type="float" office:value="-0.00192" calcext:value-type="float">
            <text:p>-0.00192</text:p>
          </table:table-cell>
          <table:table-cell office:value-type="float" office:value="11.18124" calcext:value-type="float">
            <text:p>11.18124</text:p>
          </table:table-cell>
        </table:table-row>
        <table:table-row table:style-name="ro1">
          <table:table-cell office:value-type="float" office:value="-0.00191" calcext:value-type="float">
            <text:p>-0.00191</text:p>
          </table:table-cell>
          <table:table-cell office:value-type="float" office:value="11.01681" calcext:value-type="float">
            <text:p>11.01681</text:p>
          </table:table-cell>
        </table:table-row>
        <table:table-row table:style-name="ro1">
          <table:table-cell office:value-type="float" office:value="-0.0019" calcext:value-type="float">
            <text:p>-0.0019</text:p>
          </table:table-cell>
          <table:table-cell office:value-type="float" office:value="10.85238" calcext:value-type="float">
            <text:p>10.85238</text:p>
          </table:table-cell>
        </table:table-row>
        <table:table-row table:style-name="ro1">
          <table:table-cell office:value-type="float" office:value="-0.00189" calcext:value-type="float">
            <text:p>-0.00189</text:p>
          </table:table-cell>
          <table:table-cell office:value-type="float" office:value="10.85238" calcext:value-type="float">
            <text:p>10.85238</text:p>
          </table:table-cell>
        </table:table-row>
        <table:table-row table:style-name="ro1">
          <table:table-cell office:value-type="float" office:value="-0.00188" calcext:value-type="float">
            <text:p>-0.00188</text:p>
          </table:table-cell>
          <table:table-cell office:value-type="float" office:value="10.68795" calcext:value-type="float">
            <text:p>10.68795</text:p>
          </table:table-cell>
        </table:table-row>
        <table:table-row table:style-name="ro1">
          <table:table-cell office:value-type="float" office:value="-0.00187" calcext:value-type="float">
            <text:p>-0.00187</text:p>
          </table:table-cell>
          <table:table-cell office:value-type="float" office:value="10.68795" calcext:value-type="float">
            <text:p>10.68795</text:p>
          </table:table-cell>
        </table:table-row>
        <table:table-row table:style-name="ro1">
          <table:table-cell office:value-type="float" office:value="-0.00186" calcext:value-type="float">
            <text:p>-0.00186</text:p>
          </table:table-cell>
          <table:table-cell office:value-type="float" office:value="10.52352" calcext:value-type="float">
            <text:p>10.52352</text:p>
          </table:table-cell>
        </table:table-row>
        <table:table-row table:style-name="ro1">
          <table:table-cell office:value-type="float" office:value="-0.00185" calcext:value-type="float">
            <text:p>-0.00185</text:p>
          </table:table-cell>
          <table:table-cell office:value-type="float" office:value="10.52352" calcext:value-type="float">
            <text:p>10.52352</text:p>
          </table:table-cell>
        </table:table-row>
        <table:table-row table:style-name="ro1">
          <table:table-cell office:value-type="float" office:value="-0.00184" calcext:value-type="float">
            <text:p>-0.00184</text:p>
          </table:table-cell>
          <table:table-cell office:value-type="float" office:value="10.19466" calcext:value-type="float">
            <text:p>10.19466</text:p>
          </table:table-cell>
        </table:table-row>
        <table:table-row table:style-name="ro1">
          <table:table-cell office:value-type="float" office:value="-0.00183" calcext:value-type="float">
            <text:p>-0.00183</text:p>
          </table:table-cell>
          <table:table-cell office:value-type="float" office:value="10.19466" calcext:value-type="float">
            <text:p>10.19466</text:p>
          </table:table-cell>
        </table:table-row>
        <table:table-row table:style-name="ro1">
          <table:table-cell office:value-type="float" office:value="-0.00182" calcext:value-type="float">
            <text:p>-0.00182</text:p>
          </table:table-cell>
          <table:table-cell office:value-type="float" office:value="10.03023" calcext:value-type="float">
            <text:p>10.03023</text:p>
          </table:table-cell>
        </table:table-row>
        <table:table-row table:style-name="ro1">
          <table:table-cell office:value-type="float" office:value="-0.00181" calcext:value-type="float">
            <text:p>-0.00181</text:p>
          </table:table-cell>
          <table:table-cell office:value-type="float" office:value="10.03023" calcext:value-type="float">
            <text:p>10.03023</text:p>
          </table:table-cell>
        </table:table-row>
        <table:table-row table:style-name="ro1">
          <table:table-cell office:value-type="float" office:value="-0.0018" calcext:value-type="float">
            <text:p>-0.0018</text:p>
          </table:table-cell>
          <table:table-cell office:value-type="float" office:value="10.03023" calcext:value-type="float">
            <text:p>10.03023</text:p>
          </table:table-cell>
        </table:table-row>
        <table:table-row table:style-name="ro1">
          <table:table-cell office:value-type="float" office:value="-0.00179" calcext:value-type="float">
            <text:p>-0.00179</text:p>
          </table:table-cell>
          <table:table-cell office:value-type="float" office:value="9.8658" calcext:value-type="float">
            <text:p>9.8658</text:p>
          </table:table-cell>
        </table:table-row>
        <table:table-row table:style-name="ro1">
          <table:table-cell office:value-type="float" office:value="-0.00178" calcext:value-type="float">
            <text:p>-0.00178</text:p>
          </table:table-cell>
          <table:table-cell office:value-type="float" office:value="9.8658" calcext:value-type="float">
            <text:p>9.8658</text:p>
          </table:table-cell>
        </table:table-row>
        <table:table-row table:style-name="ro1">
          <table:table-cell office:value-type="float" office:value="-0.00177" calcext:value-type="float">
            <text:p>-0.00177</text:p>
          </table:table-cell>
          <table:table-cell office:value-type="float" office:value="9.70137" calcext:value-type="float">
            <text:p>9.70137</text:p>
          </table:table-cell>
        </table:table-row>
        <table:table-row table:style-name="ro1">
          <table:table-cell office:value-type="float" office:value="-0.00176" calcext:value-type="float">
            <text:p>-0.00176</text:p>
          </table:table-cell>
          <table:table-cell office:value-type="float" office:value="9.53694" calcext:value-type="float">
            <text:p>9.53694</text:p>
          </table:table-cell>
        </table:table-row>
        <table:table-row table:style-name="ro1">
          <table:table-cell office:value-type="float" office:value="-0.00175" calcext:value-type="float">
            <text:p>-0.00175</text:p>
          </table:table-cell>
          <table:table-cell office:value-type="float" office:value="9.53694" calcext:value-type="float">
            <text:p>9.53694</text:p>
          </table:table-cell>
        </table:table-row>
        <table:table-row table:style-name="ro1">
          <table:table-cell office:value-type="float" office:value="-0.00174" calcext:value-type="float">
            <text:p>-0.00174</text:p>
          </table:table-cell>
          <table:table-cell office:value-type="float" office:value="9.37251" calcext:value-type="float">
            <text:p>9.37251</text:p>
          </table:table-cell>
        </table:table-row>
        <table:table-row table:style-name="ro1">
          <table:table-cell office:value-type="float" office:value="-0.00173" calcext:value-type="float">
            <text:p>-0.00173</text:p>
          </table:table-cell>
          <table:table-cell office:value-type="float" office:value="9.20808" calcext:value-type="float">
            <text:p>9.20808</text:p>
          </table:table-cell>
        </table:table-row>
        <table:table-row table:style-name="ro1">
          <table:table-cell office:value-type="float" office:value="-0.00172" calcext:value-type="float">
            <text:p>-0.00172</text:p>
          </table:table-cell>
          <table:table-cell office:value-type="float" office:value="9.20808" calcext:value-type="float">
            <text:p>9.20808</text:p>
          </table:table-cell>
        </table:table-row>
        <table:table-row table:style-name="ro1">
          <table:table-cell office:value-type="float" office:value="-0.00171" calcext:value-type="float">
            <text:p>-0.00171</text:p>
          </table:table-cell>
          <table:table-cell office:value-type="float" office:value="9.04365" calcext:value-type="float">
            <text:p>9.04365</text:p>
          </table:table-cell>
        </table:table-row>
        <table:table-row table:style-name="ro1">
          <table:table-cell office:value-type="float" office:value="-0.0017" calcext:value-type="float">
            <text:p>-0.0017</text:p>
          </table:table-cell>
          <table:table-cell office:value-type="float" office:value="8.87922" calcext:value-type="float">
            <text:p>8.87922</text:p>
          </table:table-cell>
        </table:table-row>
        <table:table-row table:style-name="ro1">
          <table:table-cell office:value-type="float" office:value="-0.00169" calcext:value-type="float">
            <text:p>-0.00169</text:p>
          </table:table-cell>
          <table:table-cell office:value-type="float" office:value="8.87922" calcext:value-type="float">
            <text:p>8.87922</text:p>
          </table:table-cell>
        </table:table-row>
        <table:table-row table:style-name="ro1">
          <table:table-cell office:value-type="float" office:value="-0.00168" calcext:value-type="float">
            <text:p>-0.00168</text:p>
          </table:table-cell>
          <table:table-cell office:value-type="float" office:value="8.87922" calcext:value-type="float">
            <text:p>8.87922</text:p>
          </table:table-cell>
        </table:table-row>
        <table:table-row table:style-name="ro1">
          <table:table-cell office:value-type="float" office:value="-0.00167" calcext:value-type="float">
            <text:p>-0.00167</text:p>
          </table:table-cell>
          <table:table-cell office:value-type="float" office:value="8.71479" calcext:value-type="float">
            <text:p>8.71479</text:p>
          </table:table-cell>
        </table:table-row>
        <table:table-row table:style-name="ro1">
          <table:table-cell office:value-type="float" office:value="-0.00166" calcext:value-type="float">
            <text:p>-0.00166</text:p>
          </table:table-cell>
          <table:table-cell office:value-type="float" office:value="8.71479" calcext:value-type="float">
            <text:p>8.71479</text:p>
          </table:table-cell>
        </table:table-row>
        <table:table-row table:style-name="ro1">
          <table:table-cell office:value-type="float" office:value="-0.00165" calcext:value-type="float">
            <text:p>-0.00165</text:p>
          </table:table-cell>
          <table:table-cell office:value-type="float" office:value="8.55036" calcext:value-type="float">
            <text:p>8.55036</text:p>
          </table:table-cell>
        </table:table-row>
        <table:table-row table:style-name="ro1">
          <table:table-cell office:value-type="float" office:value="-0.00164" calcext:value-type="float">
            <text:p>-0.00164</text:p>
          </table:table-cell>
          <table:table-cell office:value-type="float" office:value="8.55036" calcext:value-type="float">
            <text:p>8.55036</text:p>
          </table:table-cell>
        </table:table-row>
        <table:table-row table:style-name="ro1">
          <table:table-cell office:value-type="float" office:value="-0.00163" calcext:value-type="float">
            <text:p>-0.00163</text:p>
          </table:table-cell>
          <table:table-cell office:value-type="float" office:value="8.55036" calcext:value-type="float">
            <text:p>8.55036</text:p>
          </table:table-cell>
        </table:table-row>
        <table:table-row table:style-name="ro1">
          <table:table-cell office:value-type="float" office:value="-0.00162" calcext:value-type="float">
            <text:p>-0.00162</text:p>
          </table:table-cell>
          <table:table-cell office:value-type="float" office:value="8.38593" calcext:value-type="float">
            <text:p>8.38593</text:p>
          </table:table-cell>
        </table:table-row>
        <table:table-row table:style-name="ro1">
          <table:table-cell office:value-type="float" office:value="-0.00161" calcext:value-type="float">
            <text:p>-0.00161</text:p>
          </table:table-cell>
          <table:table-cell office:value-type="float" office:value="8.2215" calcext:value-type="float">
            <text:p>8.2215</text:p>
          </table:table-cell>
        </table:table-row>
        <table:table-row table:style-name="ro1">
          <table:table-cell office:value-type="float" office:value="-0.0016" calcext:value-type="float">
            <text:p>-0.0016</text:p>
          </table:table-cell>
          <table:table-cell office:value-type="float" office:value="8.2215" calcext:value-type="float">
            <text:p>8.2215</text:p>
          </table:table-cell>
        </table:table-row>
        <table:table-row table:style-name="ro1">
          <table:table-cell office:value-type="float" office:value="-0.00159" calcext:value-type="float">
            <text:p>-0.00159</text:p>
          </table:table-cell>
          <table:table-cell office:value-type="float" office:value="8.2215" calcext:value-type="float">
            <text:p>8.2215</text:p>
          </table:table-cell>
        </table:table-row>
        <table:table-row table:style-name="ro1">
          <table:table-cell office:value-type="float" office:value="-0.00158" calcext:value-type="float">
            <text:p>-0.00158</text:p>
          </table:table-cell>
          <table:table-cell office:value-type="float" office:value="8.05707" calcext:value-type="float">
            <text:p>8.05707</text:p>
          </table:table-cell>
        </table:table-row>
        <table:table-row table:style-name="ro1">
          <table:table-cell office:value-type="float" office:value="-0.00157" calcext:value-type="float">
            <text:p>-0.00157</text:p>
          </table:table-cell>
          <table:table-cell office:value-type="float" office:value="8.05707" calcext:value-type="float">
            <text:p>8.05707</text:p>
          </table:table-cell>
        </table:table-row>
        <table:table-row table:style-name="ro1">
          <table:table-cell office:value-type="float" office:value="-0.00156" calcext:value-type="float">
            <text:p>-0.00156</text:p>
          </table:table-cell>
          <table:table-cell office:value-type="float" office:value="7.89264" calcext:value-type="float">
            <text:p>7.89264</text:p>
          </table:table-cell>
        </table:table-row>
        <table:table-row table:style-name="ro1">
          <table:table-cell office:value-type="float" office:value="-0.00155" calcext:value-type="float">
            <text:p>-0.00155</text:p>
          </table:table-cell>
          <table:table-cell office:value-type="float" office:value="7.72821" calcext:value-type="float">
            <text:p>7.72821</text:p>
          </table:table-cell>
        </table:table-row>
        <table:table-row table:style-name="ro1">
          <table:table-cell office:value-type="float" office:value="-0.00154" calcext:value-type="float">
            <text:p>-0.00154</text:p>
          </table:table-cell>
          <table:table-cell office:value-type="float" office:value="7.72821" calcext:value-type="float">
            <text:p>7.72821</text:p>
          </table:table-cell>
        </table:table-row>
        <table:table-row table:style-name="ro1">
          <table:table-cell office:value-type="float" office:value="-0.00153" calcext:value-type="float">
            <text:p>-0.00153</text:p>
          </table:table-cell>
          <table:table-cell office:value-type="float" office:value="7.56378" calcext:value-type="float">
            <text:p>7.56378</text:p>
          </table:table-cell>
        </table:table-row>
        <table:table-row table:style-name="ro1">
          <table:table-cell office:value-type="float" office:value="-0.00152" calcext:value-type="float">
            <text:p>-0.00152</text:p>
          </table:table-cell>
          <table:table-cell office:value-type="float" office:value="7.72821" calcext:value-type="float">
            <text:p>7.72821</text:p>
          </table:table-cell>
        </table:table-row>
        <table:table-row table:style-name="ro1">
          <table:table-cell office:value-type="float" office:value="-0.00151" calcext:value-type="float">
            <text:p>-0.00151</text:p>
          </table:table-cell>
          <table:table-cell office:value-type="float" office:value="7.56378" calcext:value-type="float">
            <text:p>7.56378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7.39935" calcext:value-type="float">
            <text:p>7.39935</text:p>
          </table:table-cell>
        </table:table-row>
        <table:table-row table:style-name="ro1">
          <table:table-cell office:value-type="float" office:value="-0.00149" calcext:value-type="float">
            <text:p>-0.00149</text:p>
          </table:table-cell>
          <table:table-cell office:value-type="float" office:value="7.39935" calcext:value-type="float">
            <text:p>7.39935</text:p>
          </table:table-cell>
        </table:table-row>
        <table:table-row table:style-name="ro1">
          <table:table-cell office:value-type="float" office:value="-0.00148" calcext:value-type="float">
            <text:p>-0.00148</text:p>
          </table:table-cell>
          <table:table-cell office:value-type="float" office:value="7.39935" calcext:value-type="float">
            <text:p>7.39935</text:p>
          </table:table-cell>
        </table:table-row>
        <table:table-row table:style-name="ro1">
          <table:table-cell office:value-type="float" office:value="-0.00147" calcext:value-type="float">
            <text:p>-0.00147</text:p>
          </table:table-cell>
          <table:table-cell office:value-type="float" office:value="7.23492" calcext:value-type="float">
            <text:p>7.23492</text:p>
          </table:table-cell>
        </table:table-row>
        <table:table-row table:style-name="ro1">
          <table:table-cell office:value-type="float" office:value="-0.00146" calcext:value-type="float">
            <text:p>-0.00146</text:p>
          </table:table-cell>
          <table:table-cell office:value-type="float" office:value="7.23492" calcext:value-type="float">
            <text:p>7.23492</text:p>
          </table:table-cell>
        </table:table-row>
        <table:table-row table:style-name="ro1">
          <table:table-cell office:value-type="float" office:value="-0.00145" calcext:value-type="float">
            <text:p>-0.00145</text:p>
          </table:table-cell>
          <table:table-cell office:value-type="float" office:value="7.23492" calcext:value-type="float">
            <text:p>7.23492</text:p>
          </table:table-cell>
        </table:table-row>
        <table:table-row table:style-name="ro1">
          <table:table-cell office:value-type="float" office:value="-0.00144" calcext:value-type="float">
            <text:p>-0.00144</text:p>
          </table:table-cell>
          <table:table-cell office:value-type="float" office:value="7.23492" calcext:value-type="float">
            <text:p>7.23492</text:p>
          </table:table-cell>
        </table:table-row>
        <table:table-row table:style-name="ro1">
          <table:table-cell office:value-type="float" office:value="-0.00143" calcext:value-type="float">
            <text:p>-0.00143</text:p>
          </table:table-cell>
          <table:table-cell office:value-type="float" office:value="7.07049" calcext:value-type="float">
            <text:p>7.07049</text:p>
          </table:table-cell>
        </table:table-row>
        <table:table-row table:style-name="ro1">
          <table:table-cell office:value-type="float" office:value="-0.00142" calcext:value-type="float">
            <text:p>-0.00142</text:p>
          </table:table-cell>
          <table:table-cell office:value-type="float" office:value="6.90606" calcext:value-type="float">
            <text:p>6.90606</text:p>
          </table:table-cell>
        </table:table-row>
        <table:table-row table:style-name="ro1">
          <table:table-cell office:value-type="float" office:value="-0.00141" calcext:value-type="float">
            <text:p>-0.00141</text:p>
          </table:table-cell>
          <table:table-cell office:value-type="float" office:value="6.90606" calcext:value-type="float">
            <text:p>6.90606</text:p>
          </table:table-cell>
        </table:table-row>
        <table:table-row table:style-name="ro1">
          <table:table-cell office:value-type="float" office:value="-0.0014" calcext:value-type="float">
            <text:p>-0.0014</text:p>
          </table:table-cell>
          <table:table-cell office:value-type="float" office:value="6.74163" calcext:value-type="float">
            <text:p>6.74163</text:p>
          </table:table-cell>
        </table:table-row>
        <table:table-row table:style-name="ro1">
          <table:table-cell office:value-type="float" office:value="-0.00139" calcext:value-type="float">
            <text:p>-0.00139</text:p>
          </table:table-cell>
          <table:table-cell office:value-type="float" office:value="6.74163" calcext:value-type="float">
            <text:p>6.74163</text:p>
          </table:table-cell>
        </table:table-row>
        <table:table-row table:style-name="ro1">
          <table:table-cell office:value-type="float" office:value="-0.00138" calcext:value-type="float">
            <text:p>-0.00138</text:p>
          </table:table-cell>
          <table:table-cell office:value-type="float" office:value="6.74163" calcext:value-type="float">
            <text:p>6.74163</text:p>
          </table:table-cell>
        </table:table-row>
        <table:table-row table:style-name="ro1">
          <table:table-cell office:value-type="float" office:value="-0.00137" calcext:value-type="float">
            <text:p>-0.00137</text:p>
          </table:table-cell>
          <table:table-cell office:value-type="float" office:value="6.5772" calcext:value-type="float">
            <text:p>6.5772</text:p>
          </table:table-cell>
        </table:table-row>
        <table:table-row table:style-name="ro1">
          <table:table-cell office:value-type="float" office:value="-0.00136" calcext:value-type="float">
            <text:p>-0.00136</text:p>
          </table:table-cell>
          <table:table-cell office:value-type="float" office:value="6.5772" calcext:value-type="float">
            <text:p>6.5772</text:p>
          </table:table-cell>
        </table:table-row>
        <table:table-row table:style-name="ro1">
          <table:table-cell office:value-type="float" office:value="-0.00135" calcext:value-type="float">
            <text:p>-0.00135</text:p>
          </table:table-cell>
          <table:table-cell office:value-type="float" office:value="6.41277" calcext:value-type="float">
            <text:p>6.41277</text:p>
          </table:table-cell>
        </table:table-row>
        <table:table-row table:style-name="ro1">
          <table:table-cell office:value-type="float" office:value="-0.00134" calcext:value-type="float">
            <text:p>-0.00134</text:p>
          </table:table-cell>
          <table:table-cell office:value-type="float" office:value="6.41277" calcext:value-type="float">
            <text:p>6.41277</text:p>
          </table:table-cell>
        </table:table-row>
        <table:table-row table:style-name="ro1">
          <table:table-cell office:value-type="float" office:value="-0.00133" calcext:value-type="float">
            <text:p>-0.00133</text:p>
          </table:table-cell>
          <table:table-cell office:value-type="float" office:value="6.41277" calcext:value-type="float">
            <text:p>6.41277</text:p>
          </table:table-cell>
        </table:table-row>
        <table:table-row table:style-name="ro1">
          <table:table-cell office:value-type="float" office:value="-0.00132" calcext:value-type="float">
            <text:p>-0.00132</text:p>
          </table:table-cell>
          <table:table-cell office:value-type="float" office:value="6.24834" calcext:value-type="float">
            <text:p>6.24834</text:p>
          </table:table-cell>
        </table:table-row>
        <table:table-row table:style-name="ro1">
          <table:table-cell office:value-type="float" office:value="-0.00131" calcext:value-type="float">
            <text:p>-0.00131</text:p>
          </table:table-cell>
          <table:table-cell office:value-type="float" office:value="6.24834" calcext:value-type="float">
            <text:p>6.24834</text:p>
          </table:table-cell>
        </table:table-row>
        <table:table-row table:style-name="ro1">
          <table:table-cell office:value-type="float" office:value="-0.0013" calcext:value-type="float">
            <text:p>-0.0013</text:p>
          </table:table-cell>
          <table:table-cell office:value-type="float" office:value="6.24834" calcext:value-type="float">
            <text:p>6.24834</text:p>
          </table:table-cell>
        </table:table-row>
        <table:table-row table:style-name="ro1">
          <table:table-cell office:value-type="float" office:value="-0.00129" calcext:value-type="float">
            <text:p>-0.00129</text:p>
          </table:table-cell>
          <table:table-cell office:value-type="float" office:value="6.08391" calcext:value-type="float">
            <text:p>6.08391</text:p>
          </table:table-cell>
        </table:table-row>
        <table:table-row table:style-name="ro1">
          <table:table-cell office:value-type="float" office:value="-0.00128" calcext:value-type="float">
            <text:p>-0.00128</text:p>
          </table:table-cell>
          <table:table-cell office:value-type="float" office:value="6.08391" calcext:value-type="float">
            <text:p>6.08391</text:p>
          </table:table-cell>
        </table:table-row>
        <table:table-row table:style-name="ro1">
          <table:table-cell office:value-type="float" office:value="-0.00127" calcext:value-type="float">
            <text:p>-0.00127</text:p>
          </table:table-cell>
          <table:table-cell office:value-type="float" office:value="6.08391" calcext:value-type="float">
            <text:p>6.08391</text:p>
          </table:table-cell>
        </table:table-row>
        <table:table-row table:style-name="ro1">
          <table:table-cell office:value-type="float" office:value="-0.00126" calcext:value-type="float">
            <text:p>-0.00126</text:p>
          </table:table-cell>
          <table:table-cell office:value-type="float" office:value="5.91948" calcext:value-type="float">
            <text:p>5.91948</text:p>
          </table:table-cell>
        </table:table-row>
        <table:table-row table:style-name="ro1">
          <table:table-cell office:value-type="float" office:value="-0.00125" calcext:value-type="float">
            <text:p>-0.00125</text:p>
          </table:table-cell>
          <table:table-cell office:value-type="float" office:value="5.75505" calcext:value-type="float">
            <text:p>5.75505</text:p>
          </table:table-cell>
        </table:table-row>
        <table:table-row table:style-name="ro1">
          <table:table-cell office:value-type="float" office:value="-0.00124" calcext:value-type="float">
            <text:p>-0.00124</text:p>
          </table:table-cell>
          <table:table-cell office:value-type="float" office:value="5.75505" calcext:value-type="float">
            <text:p>5.75505</text:p>
          </table:table-cell>
        </table:table-row>
        <table:table-row table:style-name="ro1">
          <table:table-cell office:value-type="float" office:value="-0.00123" calcext:value-type="float">
            <text:p>-0.00123</text:p>
          </table:table-cell>
          <table:table-cell office:value-type="float" office:value="5.75505" calcext:value-type="float">
            <text:p>5.75505</text:p>
          </table:table-cell>
        </table:table-row>
        <table:table-row table:style-name="ro1">
          <table:table-cell office:value-type="float" office:value="-0.00122" calcext:value-type="float">
            <text:p>-0.00122</text:p>
          </table:table-cell>
          <table:table-cell office:value-type="float" office:value="5.59062" calcext:value-type="float">
            <text:p>5.59062</text:p>
          </table:table-cell>
        </table:table-row>
        <table:table-row table:style-name="ro1">
          <table:table-cell office:value-type="float" office:value="-0.00121" calcext:value-type="float">
            <text:p>-0.00121</text:p>
          </table:table-cell>
          <table:table-cell office:value-type="float" office:value="5.59062" calcext:value-type="float">
            <text:p>5.59062</text:p>
          </table:table-cell>
        </table:table-row>
        <table:table-row table:style-name="ro1">
          <table:table-cell office:value-type="float" office:value="-0.0012" calcext:value-type="float">
            <text:p>-0.0012</text:p>
          </table:table-cell>
          <table:table-cell office:value-type="float" office:value="5.59062" calcext:value-type="float">
            <text:p>5.59062</text:p>
          </table:table-cell>
        </table:table-row>
        <table:table-row table:style-name="ro1">
          <table:table-cell office:value-type="float" office:value="-0.00119" calcext:value-type="float">
            <text:p>-0.00119</text:p>
          </table:table-cell>
          <table:table-cell office:value-type="float" office:value="5.59062" calcext:value-type="float">
            <text:p>5.59062</text:p>
          </table:table-cell>
        </table:table-row>
        <table:table-row table:style-name="ro1">
          <table:table-cell office:value-type="float" office:value="-0.00118" calcext:value-type="float">
            <text:p>-0.00118</text:p>
          </table:table-cell>
          <table:table-cell office:value-type="float" office:value="5.42619" calcext:value-type="float">
            <text:p>5.42619</text:p>
          </table:table-cell>
        </table:table-row>
        <table:table-row table:style-name="ro1">
          <table:table-cell office:value-type="float" office:value="-0.00117" calcext:value-type="float">
            <text:p>-0.00117</text:p>
          </table:table-cell>
          <table:table-cell office:value-type="float" office:value="5.42619" calcext:value-type="float">
            <text:p>5.42619</text:p>
          </table:table-cell>
        </table:table-row>
        <table:table-row table:style-name="ro1">
          <table:table-cell office:value-type="float" office:value="-0.00116" calcext:value-type="float">
            <text:p>-0.00116</text:p>
          </table:table-cell>
          <table:table-cell office:value-type="float" office:value="5.42619" calcext:value-type="float">
            <text:p>5.42619</text:p>
          </table:table-cell>
        </table:table-row>
        <table:table-row table:style-name="ro1">
          <table:table-cell office:value-type="float" office:value="-0.00115" calcext:value-type="float">
            <text:p>-0.00115</text:p>
          </table:table-cell>
          <table:table-cell office:value-type="float" office:value="5.42619" calcext:value-type="float">
            <text:p>5.42619</text:p>
          </table:table-cell>
        </table:table-row>
        <table:table-row table:style-name="ro1">
          <table:table-cell office:value-type="float" office:value="-0.00114" calcext:value-type="float">
            <text:p>-0.00114</text:p>
          </table:table-cell>
          <table:table-cell office:value-type="float" office:value="5.26176" calcext:value-type="float">
            <text:p>5.26176</text:p>
          </table:table-cell>
        </table:table-row>
        <table:table-row table:style-name="ro1">
          <table:table-cell office:value-type="float" office:value="-0.00113" calcext:value-type="float">
            <text:p>-0.00113</text:p>
          </table:table-cell>
          <table:table-cell office:value-type="float" office:value="5.26176" calcext:value-type="float">
            <text:p>5.26176</text:p>
          </table:table-cell>
        </table:table-row>
        <table:table-row table:style-name="ro1">
          <table:table-cell office:value-type="float" office:value="-0.00112" calcext:value-type="float">
            <text:p>-0.00112</text:p>
          </table:table-cell>
          <table:table-cell office:value-type="float" office:value="5.26176" calcext:value-type="float">
            <text:p>5.26176</text:p>
          </table:table-cell>
        </table:table-row>
        <table:table-row table:style-name="ro1">
          <table:table-cell office:value-type="float" office:value="-0.00111" calcext:value-type="float">
            <text:p>-0.00111</text:p>
          </table:table-cell>
          <table:table-cell office:value-type="float" office:value="5.09733" calcext:value-type="float">
            <text:p>5.09733</text:p>
          </table:table-cell>
        </table:table-row>
        <table:table-row table:style-name="ro1">
          <table:table-cell office:value-type="float" office:value="-0.0011" calcext:value-type="float">
            <text:p>-0.0011</text:p>
          </table:table-cell>
          <table:table-cell office:value-type="float" office:value="5.26176" calcext:value-type="float">
            <text:p>5.26176</text:p>
          </table:table-cell>
        </table:table-row>
        <table:table-row table:style-name="ro1">
          <table:table-cell office:value-type="float" office:value="-0.00109" calcext:value-type="float">
            <text:p>-0.00109</text:p>
          </table:table-cell>
          <table:table-cell office:value-type="float" office:value="5.09733" calcext:value-type="float">
            <text:p>5.09733</text:p>
          </table:table-cell>
        </table:table-row>
        <table:table-row table:style-name="ro1">
          <table:table-cell office:value-type="float" office:value="-0.00108" calcext:value-type="float">
            <text:p>-0.00108</text:p>
          </table:table-cell>
          <table:table-cell office:value-type="float" office:value="5.09733" calcext:value-type="float">
            <text:p>5.09733</text:p>
          </table:table-cell>
        </table:table-row>
        <table:table-row table:style-name="ro1">
          <table:table-cell office:value-type="float" office:value="-0.00107" calcext:value-type="float">
            <text:p>-0.00107</text:p>
          </table:table-cell>
          <table:table-cell office:value-type="float" office:value="4.9329" calcext:value-type="float">
            <text:p>4.9329</text:p>
          </table:table-cell>
        </table:table-row>
        <table:table-row table:style-name="ro1">
          <table:table-cell office:value-type="float" office:value="-0.00106" calcext:value-type="float">
            <text:p>-0.00106</text:p>
          </table:table-cell>
          <table:table-cell office:value-type="float" office:value="4.9329" calcext:value-type="float">
            <text:p>4.9329</text:p>
          </table:table-cell>
        </table:table-row>
        <table:table-row table:style-name="ro1">
          <table:table-cell office:value-type="float" office:value="-0.00105" calcext:value-type="float">
            <text:p>-0.00105</text:p>
          </table:table-cell>
          <table:table-cell office:value-type="float" office:value="4.9329" calcext:value-type="float">
            <text:p>4.9329</text:p>
          </table:table-cell>
        </table:table-row>
        <table:table-row table:style-name="ro1">
          <table:table-cell office:value-type="float" office:value="-0.00104" calcext:value-type="float">
            <text:p>-0.00104</text:p>
          </table:table-cell>
          <table:table-cell office:value-type="float" office:value="4.76847" calcext:value-type="float">
            <text:p>4.76847</text:p>
          </table:table-cell>
        </table:table-row>
        <table:table-row table:style-name="ro1">
          <table:table-cell office:value-type="float" office:value="-0.00103" calcext:value-type="float">
            <text:p>-0.00103</text:p>
          </table:table-cell>
          <table:table-cell office:value-type="float" office:value="4.76847" calcext:value-type="float">
            <text:p>4.76847</text:p>
          </table:table-cell>
        </table:table-row>
        <table:table-row table:style-name="ro1">
          <table:table-cell office:value-type="float" office:value="-0.00102" calcext:value-type="float">
            <text:p>-0.00102</text:p>
          </table:table-cell>
          <table:table-cell office:value-type="float" office:value="4.76847" calcext:value-type="float">
            <text:p>4.76847</text:p>
          </table:table-cell>
        </table:table-row>
        <table:table-row table:style-name="ro1">
          <table:table-cell office:value-type="float" office:value="-0.00101" calcext:value-type="float">
            <text:p>-0.00101</text:p>
          </table:table-cell>
          <table:table-cell office:value-type="float" office:value="4.76847" calcext:value-type="float">
            <text:p>4.76847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office:value-type="float" office:value="4.60404" calcext:value-type="float">
            <text:p>4.60404</text:p>
          </table:table-cell>
        </table:table-row>
        <table:table-row table:style-name="ro1">
          <table:table-cell office:value-type="float" office:value="-0.00099" calcext:value-type="float">
            <text:p>-0.00099</text:p>
          </table:table-cell>
          <table:table-cell office:value-type="float" office:value="4.60404" calcext:value-type="float">
            <text:p>4.60404</text:p>
          </table:table-cell>
        </table:table-row>
        <table:table-row table:style-name="ro1">
          <table:table-cell office:value-type="float" office:value="-0.00098" calcext:value-type="float">
            <text:p>-0.00098</text:p>
          </table:table-cell>
          <table:table-cell office:value-type="float" office:value="4.43961" calcext:value-type="float">
            <text:p>4.43961</text:p>
          </table:table-cell>
        </table:table-row>
        <table:table-row table:style-name="ro1">
          <table:table-cell office:value-type="float" office:value="-0.00097" calcext:value-type="float">
            <text:p>-0.00097</text:p>
          </table:table-cell>
          <table:table-cell office:value-type="float" office:value="4.43961" calcext:value-type="float">
            <text:p>4.43961</text:p>
          </table:table-cell>
        </table:table-row>
        <table:table-row table:style-name="ro1">
          <table:table-cell office:value-type="float" office:value="-0.00096" calcext:value-type="float">
            <text:p>-0.00096</text:p>
          </table:table-cell>
          <table:table-cell office:value-type="float" office:value="4.43961" calcext:value-type="float">
            <text:p>4.43961</text:p>
          </table:table-cell>
        </table:table-row>
        <table:table-row table:style-name="ro1">
          <table:table-cell office:value-type="float" office:value="-0.00095" calcext:value-type="float">
            <text:p>-0.00095</text:p>
          </table:table-cell>
          <table:table-cell office:value-type="float" office:value="4.43961" calcext:value-type="float">
            <text:p>4.43961</text:p>
          </table:table-cell>
        </table:table-row>
        <table:table-row table:style-name="ro1">
          <table:table-cell office:value-type="float" office:value="-0.00094" calcext:value-type="float">
            <text:p>-0.00094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93" calcext:value-type="float">
            <text:p>-0.00093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92" calcext:value-type="float">
            <text:p>-0.00092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91" calcext:value-type="float">
            <text:p>-0.00091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9" calcext:value-type="float">
            <text:p>-0.0009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89" calcext:value-type="float">
            <text:p>-0.00089</text:p>
          </table:table-cell>
          <table:table-cell office:value-type="float" office:value="4.27518" calcext:value-type="float">
            <text:p>4.27518</text:p>
          </table:table-cell>
        </table:table-row>
        <table:table-row table:style-name="ro1">
          <table:table-cell office:value-type="float" office:value="-0.00088" calcext:value-type="float">
            <text:p>-0.00088</text:p>
          </table:table-cell>
          <table:table-cell office:value-type="float" office:value="4.11075" calcext:value-type="float">
            <text:p>4.11075</text:p>
          </table:table-cell>
        </table:table-row>
        <table:table-row table:style-name="ro1">
          <table:table-cell office:value-type="float" office:value="-0.00087" calcext:value-type="float">
            <text:p>-0.00087</text:p>
          </table:table-cell>
          <table:table-cell office:value-type="float" office:value="4.11075" calcext:value-type="float">
            <text:p>4.11075</text:p>
          </table:table-cell>
        </table:table-row>
        <table:table-row table:style-name="ro1">
          <table:table-cell office:value-type="float" office:value="-0.00086" calcext:value-type="float">
            <text:p>-0.00086</text:p>
          </table:table-cell>
          <table:table-cell office:value-type="float" office:value="4.11075" calcext:value-type="float">
            <text:p>4.11075</text:p>
          </table:table-cell>
        </table:table-row>
        <table:table-row table:style-name="ro1">
          <table:table-cell office:value-type="float" office:value="-0.00085" calcext:value-type="float">
            <text:p>-0.00085</text:p>
          </table:table-cell>
          <table:table-cell office:value-type="float" office:value="4.11075" calcext:value-type="float">
            <text:p>4.11075</text:p>
          </table:table-cell>
        </table:table-row>
        <table:table-row table:style-name="ro1">
          <table:table-cell office:value-type="float" office:value="-0.00084" calcext:value-type="float">
            <text:p>-0.00084</text:p>
          </table:table-cell>
          <table:table-cell office:value-type="float" office:value="4.11075" calcext:value-type="float">
            <text:p>4.11075</text:p>
          </table:table-cell>
        </table:table-row>
        <table:table-row table:style-name="ro1">
          <table:table-cell office:value-type="float" office:value="-0.00083" calcext:value-type="float">
            <text:p>-0.00083</text:p>
          </table:table-cell>
          <table:table-cell office:value-type="float" office:value="3.94632" calcext:value-type="float">
            <text:p>3.94632</text:p>
          </table:table-cell>
        </table:table-row>
        <table:table-row table:style-name="ro1">
          <table:table-cell office:value-type="float" office:value="-0.00082" calcext:value-type="float">
            <text:p>-0.00082</text:p>
          </table:table-cell>
          <table:table-cell office:value-type="float" office:value="3.94632" calcext:value-type="float">
            <text:p>3.94632</text:p>
          </table:table-cell>
        </table:table-row>
        <table:table-row table:style-name="ro1">
          <table:table-cell office:value-type="float" office:value="-0.00081" calcext:value-type="float">
            <text:p>-0.00081</text:p>
          </table:table-cell>
          <table:table-cell office:value-type="float" office:value="3.94632" calcext:value-type="float">
            <text:p>3.94632</text:p>
          </table:table-cell>
        </table:table-row>
        <table:table-row table:style-name="ro1">
          <table:table-cell office:value-type="float" office:value="-0.0008" calcext:value-type="float">
            <text:p>-0.0008</text:p>
          </table:table-cell>
          <table:table-cell office:value-type="float" office:value="3.94632" calcext:value-type="float">
            <text:p>3.94632</text:p>
          </table:table-cell>
        </table:table-row>
        <table:table-row table:style-name="ro1">
          <table:table-cell office:value-type="float" office:value="-0.00079" calcext:value-type="float">
            <text:p>-0.00079</text:p>
          </table:table-cell>
          <table:table-cell office:value-type="float" office:value="3.78189" calcext:value-type="float">
            <text:p>3.78189</text:p>
          </table:table-cell>
        </table:table-row>
        <table:table-row table:style-name="ro1">
          <table:table-cell office:value-type="float" office:value="-0.00078" calcext:value-type="float">
            <text:p>-0.00078</text:p>
          </table:table-cell>
          <table:table-cell office:value-type="float" office:value="3.78189" calcext:value-type="float">
            <text:p>3.78189</text:p>
          </table:table-cell>
        </table:table-row>
        <table:table-row table:style-name="ro1">
          <table:table-cell office:value-type="float" office:value="-0.00077" calcext:value-type="float">
            <text:p>-0.00077</text:p>
          </table:table-cell>
          <table:table-cell office:value-type="float" office:value="3.78189" calcext:value-type="float">
            <text:p>3.78189</text:p>
          </table:table-cell>
        </table:table-row>
        <table:table-row table:style-name="ro1">
          <table:table-cell office:value-type="float" office:value="-0.00076" calcext:value-type="float">
            <text:p>-0.00076</text:p>
          </table:table-cell>
          <table:table-cell office:value-type="float" office:value="3.78189" calcext:value-type="float">
            <text:p>3.78189</text:p>
          </table:table-cell>
        </table:table-row>
        <table:table-row table:style-name="ro1">
          <table:table-cell office:value-type="float" office:value="-0.00075" calcext:value-type="float">
            <text:p>-0.00075</text:p>
          </table:table-cell>
          <table:table-cell office:value-type="float" office:value="3.61746" calcext:value-type="float">
            <text:p>3.61746</text:p>
          </table:table-cell>
        </table:table-row>
        <table:table-row table:style-name="ro1">
          <table:table-cell office:value-type="float" office:value="-0.00074" calcext:value-type="float">
            <text:p>-0.00074</text:p>
          </table:table-cell>
          <table:table-cell office:value-type="float" office:value="3.61746" calcext:value-type="float">
            <text:p>3.61746</text:p>
          </table:table-cell>
        </table:table-row>
        <table:table-row table:style-name="ro1">
          <table:table-cell office:value-type="float" office:value="-0.00073" calcext:value-type="float">
            <text:p>-0.00073</text:p>
          </table:table-cell>
          <table:table-cell office:value-type="float" office:value="3.61746" calcext:value-type="float">
            <text:p>3.61746</text:p>
          </table:table-cell>
        </table:table-row>
        <table:table-row table:style-name="ro1">
          <table:table-cell office:value-type="float" office:value="-0.00072" calcext:value-type="float">
            <text:p>-0.00072</text:p>
          </table:table-cell>
          <table:table-cell office:value-type="float" office:value="3.61746" calcext:value-type="float">
            <text:p>3.61746</text:p>
          </table:table-cell>
        </table:table-row>
        <table:table-row table:style-name="ro1">
          <table:table-cell office:value-type="float" office:value="-0.00071" calcext:value-type="float">
            <text:p>-0.00071</text:p>
          </table:table-cell>
          <table:table-cell office:value-type="float" office:value="3.61746" calcext:value-type="float">
            <text:p>3.61746</text:p>
          </table:table-cell>
        </table:table-row>
        <table:table-row table:style-name="ro1">
          <table:table-cell office:value-type="float" office:value="-0.0007" calcext:value-type="float">
            <text:p>-0.0007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9" calcext:value-type="float">
            <text:p>-0.00069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8" calcext:value-type="float">
            <text:p>-0.00068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7" calcext:value-type="float">
            <text:p>-0.00067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5" calcext:value-type="float">
            <text:p>-0.00065</text:p>
          </table:table-cell>
          <table:table-cell office:value-type="float" office:value="3.45303" calcext:value-type="float">
            <text:p>3.45303</text:p>
          </table:table-cell>
        </table:table-row>
        <table:table-row table:style-name="ro1">
          <table:table-cell office:value-type="float" office:value="-0.00064" calcext:value-type="float">
            <text:p>-0.00064</text:p>
          </table:table-cell>
          <table:table-cell office:value-type="float" office:value="3.2886" calcext:value-type="float">
            <text:p>3.2886</text:p>
          </table:table-cell>
        </table:table-row>
        <table:table-row table:style-name="ro1">
          <table:table-cell office:value-type="float" office:value="-0.00063" calcext:value-type="float">
            <text:p>-0.00063</text:p>
          </table:table-cell>
          <table:table-cell office:value-type="float" office:value="3.2886" calcext:value-type="float">
            <text:p>3.2886</text:p>
          </table:table-cell>
        </table:table-row>
        <table:table-row table:style-name="ro1">
          <table:table-cell office:value-type="float" office:value="-0.00062" calcext:value-type="float">
            <text:p>-0.00062</text:p>
          </table:table-cell>
          <table:table-cell office:value-type="float" office:value="3.2886" calcext:value-type="float">
            <text:p>3.2886</text:p>
          </table:table-cell>
        </table:table-row>
        <table:table-row table:style-name="ro1">
          <table:table-cell office:value-type="float" office:value="-0.00061" calcext:value-type="float">
            <text:p>-0.00061</text:p>
          </table:table-cell>
          <table:table-cell office:value-type="float" office:value="3.12417" calcext:value-type="float">
            <text:p>3.12417</text:p>
          </table:table-cell>
        </table:table-row>
        <table:table-row table:style-name="ro1">
          <table:table-cell office:value-type="float" office:value="-0.0006" calcext:value-type="float">
            <text:p>-0.0006</text:p>
          </table:table-cell>
          <table:table-cell office:value-type="float" office:value="3.2886" calcext:value-type="float">
            <text:p>3.2886</text:p>
          </table:table-cell>
        </table:table-row>
        <table:table-row table:style-name="ro1">
          <table:table-cell office:value-type="float" office:value="-0.00059" calcext:value-type="float">
            <text:p>-0.00059</text:p>
          </table:table-cell>
          <table:table-cell office:value-type="float" office:value="3.12417" calcext:value-type="float">
            <text:p>3.12417</text:p>
          </table:table-cell>
        </table:table-row>
        <table:table-row table:style-name="ro1">
          <table:table-cell office:value-type="float" office:value="-0.00058" calcext:value-type="float">
            <text:p>-0.00058</text:p>
          </table:table-cell>
          <table:table-cell office:value-type="float" office:value="3.12417" calcext:value-type="float">
            <text:p>3.12417</text:p>
          </table:table-cell>
        </table:table-row>
        <table:table-row table:style-name="ro1">
          <table:table-cell office:value-type="float" office:value="-0.00057" calcext:value-type="float">
            <text:p>-0.00057</text:p>
          </table:table-cell>
          <table:table-cell office:value-type="float" office:value="3.12417" calcext:value-type="float">
            <text:p>3.12417</text:p>
          </table:table-cell>
        </table:table-row>
        <table:table-row table:style-name="ro1">
          <table:table-cell office:value-type="float" office:value="-0.00056" calcext:value-type="float">
            <text:p>-0.00056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55" calcext:value-type="float">
            <text:p>-0.00055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54" calcext:value-type="float">
            <text:p>-0.00054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53" calcext:value-type="float">
            <text:p>-0.00053</text:p>
          </table:table-cell>
          <table:table-cell office:value-type="float" office:value="3.12417" calcext:value-type="float">
            <text:p>3.12417</text:p>
          </table:table-cell>
        </table:table-row>
        <table:table-row table:style-name="ro1">
          <table:table-cell office:value-type="float" office:value="-0.00052" calcext:value-type="float">
            <text:p>-0.00052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51" calcext:value-type="float">
            <text:p>-0.00051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49" calcext:value-type="float">
            <text:p>-0.00049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8" calcext:value-type="float">
            <text:p>-0.00048</text:p>
          </table:table-cell>
          <table:table-cell office:value-type="float" office:value="2.95974" calcext:value-type="float">
            <text:p>2.95974</text:p>
          </table:table-cell>
        </table:table-row>
        <table:table-row table:style-name="ro1">
          <table:table-cell office:value-type="float" office:value="-0.00047" calcext:value-type="float">
            <text:p>-0.00047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6" calcext:value-type="float">
            <text:p>-0.00046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5" calcext:value-type="float">
            <text:p>-0.00045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4" calcext:value-type="float">
            <text:p>-0.00044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3" calcext:value-type="float">
            <text:p>-0.00043</text:p>
          </table:table-cell>
          <table:table-cell office:value-type="float" office:value="2.63088" calcext:value-type="float">
            <text:p>2.63088</text:p>
          </table:table-cell>
        </table:table-row>
        <table:table-row table:style-name="ro1">
          <table:table-cell office:value-type="float" office:value="-0.00042" calcext:value-type="float">
            <text:p>-0.00042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41" calcext:value-type="float">
            <text:p>-0.00041</text:p>
          </table:table-cell>
          <table:table-cell office:value-type="float" office:value="2.63088" calcext:value-type="float">
            <text:p>2.63088</text:p>
          </table:table-cell>
        </table:table-row>
        <table:table-row table:style-name="ro1">
          <table:table-cell office:value-type="float" office:value="-0.0004" calcext:value-type="float">
            <text:p>-0.0004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39" calcext:value-type="float">
            <text:p>-0.00039</text:p>
          </table:table-cell>
          <table:table-cell office:value-type="float" office:value="2.63088" calcext:value-type="float">
            <text:p>2.63088</text:p>
          </table:table-cell>
        </table:table-row>
        <table:table-row table:style-name="ro1">
          <table:table-cell office:value-type="float" office:value="-0.00038" calcext:value-type="float">
            <text:p>-0.00038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37" calcext:value-type="float">
            <text:p>-0.00037</text:p>
          </table:table-cell>
          <table:table-cell office:value-type="float" office:value="2.63088" calcext:value-type="float">
            <text:p>2.63088</text:p>
          </table:table-cell>
        </table:table-row>
        <table:table-row table:style-name="ro1">
          <table:table-cell office:value-type="float" office:value="-0.00036" calcext:value-type="float">
            <text:p>-0.00036</text:p>
          </table:table-cell>
          <table:table-cell office:value-type="float" office:value="2.79531" calcext:value-type="float">
            <text:p>2.79531</text:p>
          </table:table-cell>
        </table:table-row>
        <table:table-row table:style-name="ro1">
          <table:table-cell office:value-type="float" office:value="-0.00035" calcext:value-type="float">
            <text:p>-0.00035</text:p>
          </table:table-cell>
          <table:table-cell office:value-type="float" office:value="2.63088" calcext:value-type="float">
            <text:p>2.63088</text:p>
          </table:table-cell>
        </table:table-row>
        <table:table-row table:style-name="ro1">
          <table:table-cell office:value-type="float" office:value="-0.00034" calcext:value-type="float">
            <text:p>-0.00034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33" calcext:value-type="float">
            <text:p>-0.00033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32" calcext:value-type="float">
            <text:p>-0.00032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31" calcext:value-type="float">
            <text:p>-0.00031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3" calcext:value-type="float">
            <text:p>-0.0003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29" calcext:value-type="float">
            <text:p>-0.00029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28" calcext:value-type="float">
            <text:p>-0.00028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7" calcext:value-type="float">
            <text:p>-0.00027</text:p>
          </table:table-cell>
          <table:table-cell office:value-type="float" office:value="2.46645" calcext:value-type="float">
            <text:p>2.46645</text:p>
          </table:table-cell>
        </table:table-row>
        <table:table-row table:style-name="ro1">
          <table:table-cell office:value-type="float" office:value="-0.00026" calcext:value-type="float">
            <text:p>-0.00026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5" calcext:value-type="float">
            <text:p>-0.00025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4" calcext:value-type="float">
            <text:p>-0.00024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3" calcext:value-type="float">
            <text:p>-0.00023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22" calcext:value-type="float">
            <text:p>-0.00022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1" calcext:value-type="float">
            <text:p>-0.00021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2" calcext:value-type="float">
            <text:p>-0.0002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19" calcext:value-type="float">
            <text:p>-0.00019</text:p>
          </table:table-cell>
          <table:table-cell office:value-type="float" office:value="2.30202" calcext:value-type="float">
            <text:p>2.30202</text:p>
          </table:table-cell>
        </table:table-row>
        <table:table-row table:style-name="ro1">
          <table:table-cell office:value-type="float" office:value="-0.00018" calcext:value-type="float">
            <text:p>-0.00018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7" calcext:value-type="float">
            <text:p>-0.00017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6" calcext:value-type="float">
            <text:p>-0.00016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5" calcext:value-type="float">
            <text:p>-0.00015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4" calcext:value-type="float">
            <text:p>-0.00014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3" calcext:value-type="float">
            <text:p>-0.00013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12" calcext:value-type="float">
            <text:p>-0.00012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1" calcext:value-type="float">
            <text:p>-0.00011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1" calcext:value-type="float">
            <text:p>-0.0001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9" calcext:value-type="float">
            <text:p>-0.00009</text:p>
          </table:table-cell>
          <table:table-cell office:value-type="float" office:value="2.13759" calcext:value-type="float">
            <text:p>2.13759</text:p>
          </table:table-cell>
        </table:table-row>
        <table:table-row table:style-name="ro1">
          <table:table-cell office:value-type="float" office:value="-0.00008" calcext:value-type="float">
            <text:p>-0.00008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7" calcext:value-type="float">
            <text:p>-0.00007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6" calcext:value-type="float">
            <text:p>-0.00006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5" calcext:value-type="float">
            <text:p>-0.00005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4" calcext:value-type="float">
            <text:p>-0.00004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3" calcext:value-type="float">
            <text:p>-0.00003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2" calcext:value-type="float">
            <text:p>-0.00002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-0.00001" calcext:value-type="float">
            <text:p>-0.00001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1.97316" calcext:value-type="float">
            <text:p>1.97316</text:p>
          </table:table-cell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3" calcext:value-type="float">
            <text:p>0.00003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4" calcext:value-type="float">
            <text:p>0.00004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6" calcext:value-type="float">
            <text:p>0.00006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7" calcext:value-type="float">
            <text:p>0.00007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8" calcext:value-type="float">
            <text:p>0.00008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09" calcext:value-type="float">
            <text:p>0.00009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.80873" calcext:value-type="float">
            <text:p>1.80873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2" calcext:value-type="float">
            <text:p>0.00012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23" calcext:value-type="float">
            <text:p>0.00023</text:p>
          </table:table-cell>
          <table:table-cell office:value-type="float" office:value="1.6443" calcext:value-type="float">
            <text:p>1.6443</text:p>
          </table:table-cell>
        </table:table-row>
        <table:table-row table:style-name="ro1">
          <table:table-cell office:value-type="float" office:value="0.00024" calcext:value-type="float">
            <text:p>0.00024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1" calcext:value-type="float">
            <text:p>0.00031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2" calcext:value-type="float">
            <text:p>0.00032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3" calcext:value-type="float">
            <text:p>0.00033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6" calcext:value-type="float">
            <text:p>0.00036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7" calcext:value-type="float">
            <text:p>0.00037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38" calcext:value-type="float">
            <text:p>0.00038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39" calcext:value-type="float">
            <text:p>0.00039</text:p>
          </table:table-cell>
          <table:table-cell office:value-type="float" office:value="1.47987" calcext:value-type="float">
            <text:p>1.47987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3" calcext:value-type="float">
            <text:p>0.00043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6" calcext:value-type="float">
            <text:p>0.00046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7" calcext:value-type="float">
            <text:p>0.00047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8" calcext:value-type="float">
            <text:p>0.00048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51" calcext:value-type="float">
            <text:p>0.00051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52" calcext:value-type="float">
            <text:p>0.00052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53" calcext:value-type="float">
            <text:p>0.00053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54" calcext:value-type="float">
            <text:p>0.00054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55" calcext:value-type="float">
            <text:p>0.00055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56" calcext:value-type="float">
            <text:p>0.00056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57" calcext:value-type="float">
            <text:p>0.00057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58" calcext:value-type="float">
            <text:p>0.00058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59" calcext:value-type="float">
            <text:p>0.00059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1" calcext:value-type="float">
            <text:p>0.00061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2" calcext:value-type="float">
            <text:p>0.00062</text:p>
          </table:table-cell>
          <table:table-cell office:value-type="float" office:value="1.31544" calcext:value-type="float">
            <text:p>1.31544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4" calcext:value-type="float">
            <text:p>0.00064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5" calcext:value-type="float">
            <text:p>0.00065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6" calcext:value-type="float">
            <text:p>0.00066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67" calcext:value-type="float">
            <text:p>0.00067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68" calcext:value-type="float">
            <text:p>0.00068</text:p>
          </table:table-cell>
          <table:table-cell office:value-type="float" office:value="1.15101" calcext:value-type="float">
            <text:p>1.15101</text:p>
          </table:table-cell>
        </table:table-row>
        <table:table-row table:style-name="ro1">
          <table:table-cell office:value-type="float" office:value="0.00069" calcext:value-type="float">
            <text:p>0.00069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1" calcext:value-type="float">
            <text:p>0.00071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2" calcext:value-type="float">
            <text:p>0.00072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3" calcext:value-type="float">
            <text:p>0.00073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4" calcext:value-type="float">
            <text:p>0.00074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5" calcext:value-type="float">
            <text:p>0.00075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6" calcext:value-type="float">
            <text:p>0.00076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78" calcext:value-type="float">
            <text:p>0.00078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79" calcext:value-type="float">
            <text:p>0.00079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1" calcext:value-type="float">
            <text:p>0.00081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2" calcext:value-type="float">
            <text:p>0.00082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3" calcext:value-type="float">
            <text:p>0.00083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5" calcext:value-type="float">
            <text:p>0.00085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6" calcext:value-type="float">
            <text:p>0.00086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87" calcext:value-type="float">
            <text:p>0.00087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88" calcext:value-type="float">
            <text:p>0.00088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89" calcext:value-type="float">
            <text:p>0.00089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91" calcext:value-type="float">
            <text:p>0.00091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92" calcext:value-type="float">
            <text:p>0.00092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3" calcext:value-type="float">
            <text:p>0.00093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4" calcext:value-type="float">
            <text:p>0.00094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5" calcext:value-type="float">
            <text:p>0.00095</text:p>
          </table:table-cell>
          <table:table-cell office:value-type="float" office:value="0.98658" calcext:value-type="float">
            <text:p>0.98658</text:p>
          </table:table-cell>
        </table:table-row>
        <table:table-row table:style-name="ro1">
          <table:table-cell office:value-type="float" office:value="0.00096" calcext:value-type="float">
            <text:p>0.00096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7" calcext:value-type="float">
            <text:p>0.00097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8" calcext:value-type="float">
            <text:p>0.00098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099" calcext:value-type="float">
            <text:p>0.00099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1" calcext:value-type="float">
            <text:p>0.00101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2" calcext:value-type="float">
            <text:p>0.00102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3" calcext:value-type="float">
            <text:p>0.00103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7" calcext:value-type="float">
            <text:p>0.00107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08" calcext:value-type="float">
            <text:p>0.00108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09" calcext:value-type="float">
            <text:p>0.00109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1" calcext:value-type="float">
            <text:p>0.00111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3" calcext:value-type="float">
            <text:p>0.00113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14" calcext:value-type="float">
            <text:p>0.00114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5" calcext:value-type="float">
            <text:p>0.00115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6" calcext:value-type="float">
            <text:p>0.00116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7" calcext:value-type="float">
            <text:p>0.00117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18" calcext:value-type="float">
            <text:p>0.00118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19" calcext:value-type="float">
            <text:p>0.00119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21" calcext:value-type="float">
            <text:p>0.00121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2" calcext:value-type="float">
            <text:p>0.00122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3" calcext:value-type="float">
            <text:p>0.00123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5" calcext:value-type="float">
            <text:p>0.00125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7" calcext:value-type="float">
            <text:p>0.00127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28" calcext:value-type="float">
            <text:p>0.00128</text:p>
          </table:table-cell>
          <table:table-cell office:value-type="float" office:value="0.82215" calcext:value-type="float">
            <text:p>0.82215</text:p>
          </table:table-cell>
        </table:table-row>
        <table:table-row table:style-name="ro1">
          <table:table-cell office:value-type="float" office:value="0.00129" calcext:value-type="float">
            <text:p>0.00129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1" calcext:value-type="float">
            <text:p>0.00131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2" calcext:value-type="float">
            <text:p>0.00132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3" calcext:value-type="float">
            <text:p>0.00133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4" calcext:value-type="float">
            <text:p>0.00134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5" calcext:value-type="float">
            <text:p>0.00135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6" calcext:value-type="float">
            <text:p>0.00136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7" calcext:value-type="float">
            <text:p>0.00137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38" calcext:value-type="float">
            <text:p>0.0013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39" calcext:value-type="float">
            <text:p>0.00139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41" calcext:value-type="float">
            <text:p>0.00141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42" calcext:value-type="float">
            <text:p>0.00142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43" calcext:value-type="float">
            <text:p>0.0014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44" calcext:value-type="float">
            <text:p>0.0014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45" calcext:value-type="float">
            <text:p>0.00145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46" calcext:value-type="float">
            <text:p>0.0014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48" calcext:value-type="float">
            <text:p>0.00148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49" calcext:value-type="float">
            <text:p>0.00149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65772" calcext:value-type="float">
            <text:p>0.65772</text:p>
          </table:table-cell>
        </table:table-row>
        <table:table-row table:style-name="ro1">
          <table:table-cell office:value-type="float" office:value="0.00151" calcext:value-type="float">
            <text:p>0.00151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2" calcext:value-type="float">
            <text:p>0.00152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4" calcext:value-type="float">
            <text:p>0.0015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5" calcext:value-type="float">
            <text:p>0.00155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6" calcext:value-type="float">
            <text:p>0.0015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7" calcext:value-type="float">
            <text:p>0.00157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8" calcext:value-type="float">
            <text:p>0.0015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59" calcext:value-type="float">
            <text:p>0.00159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1" calcext:value-type="float">
            <text:p>0.00161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2" calcext:value-type="float">
            <text:p>0.00162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3" calcext:value-type="float">
            <text:p>0.0016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4" calcext:value-type="float">
            <text:p>0.0016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5" calcext:value-type="float">
            <text:p>0.00165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6" calcext:value-type="float">
            <text:p>0.0016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7" calcext:value-type="float">
            <text:p>0.00167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69" calcext:value-type="float">
            <text:p>0.00169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1" calcext:value-type="float">
            <text:p>0.00171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2" calcext:value-type="float">
            <text:p>0.00172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3" calcext:value-type="float">
            <text:p>0.0017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74" calcext:value-type="float">
            <text:p>0.0017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5" calcext:value-type="float">
            <text:p>0.00175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6" calcext:value-type="float">
            <text:p>0.0017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77" calcext:value-type="float">
            <text:p>0.0017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78" calcext:value-type="float">
            <text:p>0.0017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79" calcext:value-type="float">
            <text:p>0.00179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1" calcext:value-type="float">
            <text:p>0.00181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2" calcext:value-type="float">
            <text:p>0.00182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4" calcext:value-type="float">
            <text:p>0.0018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86" calcext:value-type="float">
            <text:p>0.0018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88" calcext:value-type="float">
            <text:p>0.0018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91" calcext:value-type="float">
            <text:p>0.00191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92" calcext:value-type="float">
            <text:p>0.0019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93" calcext:value-type="float">
            <text:p>0.0019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94" calcext:value-type="float">
            <text:p>0.00194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95" calcext:value-type="float">
            <text:p>0.0019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96" calcext:value-type="float">
            <text:p>0.0019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97" calcext:value-type="float">
            <text:p>0.0019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198" calcext:value-type="float">
            <text:p>0.00198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199" calcext:value-type="float">
            <text:p>0.0019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1" calcext:value-type="float">
            <text:p>0.0020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2" calcext:value-type="float">
            <text:p>0.0020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3" calcext:value-type="float">
            <text:p>0.00203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204" calcext:value-type="float">
            <text:p>0.00204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5" calcext:value-type="float">
            <text:p>0.0020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6" calcext:value-type="float">
            <text:p>0.0020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7" calcext:value-type="float">
            <text:p>0.0020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8" calcext:value-type="float">
            <text:p>0.00208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09" calcext:value-type="float">
            <text:p>0.0020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1" calcext:value-type="float">
            <text:p>0.0021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2" calcext:value-type="float">
            <text:p>0.0021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3" calcext:value-type="float">
            <text:p>0.0021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4" calcext:value-type="float">
            <text:p>0.00214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5" calcext:value-type="float">
            <text:p>0.0021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7" calcext:value-type="float">
            <text:p>0.0021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8" calcext:value-type="float">
            <text:p>0.00218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19" calcext:value-type="float">
            <text:p>0.0021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1" calcext:value-type="float">
            <text:p>0.0022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2" calcext:value-type="float">
            <text:p>0.0022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3" calcext:value-type="float">
            <text:p>0.0022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4" calcext:value-type="float">
            <text:p>0.00224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5" calcext:value-type="float">
            <text:p>0.0022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6" calcext:value-type="float">
            <text:p>0.00226</text:p>
          </table:table-cell>
          <table:table-cell office:value-type="float" office:value="0.49329" calcext:value-type="float">
            <text:p>0.49329</text:p>
          </table:table-cell>
        </table:table-row>
        <table:table-row table:style-name="ro1">
          <table:table-cell office:value-type="float" office:value="0.00227" calcext:value-type="float">
            <text:p>0.0022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8" calcext:value-type="float">
            <text:p>0.00228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29" calcext:value-type="float">
            <text:p>0.0022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2" calcext:value-type="float">
            <text:p>0.0023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3" calcext:value-type="float">
            <text:p>0.0023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4" calcext:value-type="float">
            <text:p>0.00234</text:p>
          </table:table-cell>
          <table:table-cell office:value-type="float" office:value="0.16443" calcext:value-type="float">
            <text:p>0.16443</text:p>
          </table:table-cell>
        </table:table-row>
        <table:table-row table:style-name="ro1">
          <table:table-cell office:value-type="float" office:value="0.00235" calcext:value-type="float">
            <text:p>0.0023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6" calcext:value-type="float">
            <text:p>0.0023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7" calcext:value-type="float">
            <text:p>0.0023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8" calcext:value-type="float">
            <text:p>0.00238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39" calcext:value-type="float">
            <text:p>0.00239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1" calcext:value-type="float">
            <text:p>0.00241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2" calcext:value-type="float">
            <text:p>0.00242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3" calcext:value-type="float">
            <text:p>0.00243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4" calcext:value-type="float">
            <text:p>0.00244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5" calcext:value-type="float">
            <text:p>0.00245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6" calcext:value-type="float">
            <text:p>0.00246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7" calcext:value-type="float">
            <text:p>0.00247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8" calcext:value-type="float">
            <text:p>0.00248</text:p>
          </table:table-cell>
          <table:table-cell office:value-type="float" office:value="0.32886" calcext:value-type="float">
            <text:p>0.32886</text:p>
          </table:table-cell>
        </table:table-row>
        <table:table-row table:style-name="ro1">
          <table:table-cell office:value-type="float" office:value="0.00249" calcext:value-type="float">
            <text:p>0.00249</text:p>
          </table:table-cell>
          <table:table-cell office:value-type="float" office:value="0.32886" calcext:value-type="float">
            <text:p>0.32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4T11:30:38.593165947</dc:date>
    <meta:editing-duration>PT12M8S</meta:editing-duration>
    <meta:editing-cycles>1</meta:editing-cycles>
    <meta:generator>LibreOffice/7.4.4.2$Linux_X86_64 LibreOffice_project/40$Build-2</meta:generator>
    <meta:document-statistic meta:table-count="1" meta:cell-count="10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833cm" svg:y="4.204cm" style:legend-expansion="high" chart:style-name="ch2"/>
        <chart:plot-area chart:style-name="ch3" table:cell-range-address="'waveform250ms-fix'.A2:'waveform250ms-fix'.B501 'waveform250ms-fix'.B1:'waveform250ms-fix'.B1" chart:data-source-has-labels="row" svg:x="0.32cm" svg:y="0.18cm" svg:width="13.193cm" svg:height="8.646cm">
          <chart:coordinate-region svg:x="0.797cm" svg:y="0.379cm" svg:width="12.29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aveform250ms-fix'.B2:'waveform250ms-fix'.B501" chart:label-cell-address="'waveform250ms-fix'.B1:'waveform250ms-fix'.B1" chart:class="chart:scatter">
            <chart:domain table:cell-range-address="'waveform250ms-fix'.A2:'waveform250ms-fix'.A501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nnel1</text:p>
                <draw:g>
                  <svg:desc>'waveform250ms-fix'.B1:'waveform250ms-fix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">
                <text:p>-0.0025</text:p>
                <draw:g>
                  <svg:desc>'waveform250ms-fix'.A2:'waveform250ms-fix'.A501</svg:desc>
                </draw:g>
              </table:table-cell>
              <table:table-cell office:value-type="float" office:value="0">
                <text:p>0</text:p>
                <draw:g>
                  <svg:desc>'waveform250ms-fix'.B2:'waveform250ms-fix'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49">
                <text:p>-0.00249</text:p>
              </table:table-cell>
              <table:table-cell office:value-type="float" office:value="0.16443">
                <text:p>0.16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48">
                <text:p>-0.0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47">
                <text:p>-0.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46">
                <text:p>-0.00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45">
                <text:p>-0.00245</text:p>
              </table:table-cell>
              <table:table-cell office:value-type="float" office:value="18.74502">
                <text:p>18.74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44">
                <text:p>-0.00244</text:p>
              </table:table-cell>
              <table:table-cell office:value-type="float" office:value="18.58059">
                <text:p>18.58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43">
                <text:p>-0.00243</text:p>
              </table:table-cell>
              <table:table-cell office:value-type="float" office:value="18.58059">
                <text:p>18.58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42">
                <text:p>-0.00242</text:p>
              </table:table-cell>
              <table:table-cell office:value-type="float" office:value="18.25173">
                <text:p>18.25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41">
                <text:p>-0.00241</text:p>
              </table:table-cell>
              <table:table-cell office:value-type="float" office:value="18.0873">
                <text:p>18.0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4">
                <text:p>-0.0024</text:p>
              </table:table-cell>
              <table:table-cell office:value-type="float" office:value="17.92287">
                <text:p>17.92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39">
                <text:p>-0.00239</text:p>
              </table:table-cell>
              <table:table-cell office:value-type="float" office:value="17.75844">
                <text:p>17.75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38">
                <text:p>-0.00238</text:p>
              </table:table-cell>
              <table:table-cell office:value-type="float" office:value="17.42958">
                <text:p>17.42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237">
                <text:p>-0.00237</text:p>
              </table:table-cell>
              <table:table-cell office:value-type="float" office:value="17.26515">
                <text:p>17.26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36">
                <text:p>-0.00236</text:p>
              </table:table-cell>
              <table:table-cell office:value-type="float" office:value="17.26515">
                <text:p>17.26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35">
                <text:p>-0.00235</text:p>
              </table:table-cell>
              <table:table-cell office:value-type="float" office:value="16.93629">
                <text:p>16.93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234">
                <text:p>-0.00234</text:p>
              </table:table-cell>
              <table:table-cell office:value-type="float" office:value="16.77186">
                <text:p>16.77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33">
                <text:p>-0.00233</text:p>
              </table:table-cell>
              <table:table-cell office:value-type="float" office:value="16.60743">
                <text:p>16.60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32">
                <text:p>-0.00232</text:p>
              </table:table-cell>
              <table:table-cell office:value-type="float" office:value="16.443">
                <text:p>16.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31">
                <text:p>-0.00231</text:p>
              </table:table-cell>
              <table:table-cell office:value-type="float" office:value="16.27857">
                <text:p>16.27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3">
                <text:p>-0.0023</text:p>
              </table:table-cell>
              <table:table-cell office:value-type="float" office:value="16.11414">
                <text:p>16.11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29">
                <text:p>-0.00229</text:p>
              </table:table-cell>
              <table:table-cell office:value-type="float" office:value="15.94971">
                <text:p>15.94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28">
                <text:p>-0.00228</text:p>
              </table:table-cell>
              <table:table-cell office:value-type="float" office:value="15.78528">
                <text:p>15.78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227">
                <text:p>-0.00227</text:p>
              </table:table-cell>
              <table:table-cell office:value-type="float" office:value="15.62085">
                <text:p>15.62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226">
                <text:p>-0.00226</text:p>
              </table:table-cell>
              <table:table-cell office:value-type="float" office:value="15.45642">
                <text:p>15.45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25">
                <text:p>-0.00225</text:p>
              </table:table-cell>
              <table:table-cell office:value-type="float" office:value="15.45642">
                <text:p>15.45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24">
                <text:p>-0.00224</text:p>
              </table:table-cell>
              <table:table-cell office:value-type="float" office:value="15.29199">
                <text:p>15.29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223">
                <text:p>-0.00223</text:p>
              </table:table-cell>
              <table:table-cell office:value-type="float" office:value="15.12756">
                <text:p>15.12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222">
                <text:p>-0.00222</text:p>
              </table:table-cell>
              <table:table-cell office:value-type="float" office:value="14.96313">
                <text:p>14.96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221">
                <text:p>-0.00221</text:p>
              </table:table-cell>
              <table:table-cell office:value-type="float" office:value="14.7987">
                <text:p>14.7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22">
                <text:p>-0.0022</text:p>
              </table:table-cell>
              <table:table-cell office:value-type="float" office:value="14.63427">
                <text:p>14.63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19">
                <text:p>-0.00219</text:p>
              </table:table-cell>
              <table:table-cell office:value-type="float" office:value="14.46984">
                <text:p>14.46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18">
                <text:p>-0.00218</text:p>
              </table:table-cell>
              <table:table-cell office:value-type="float" office:value="14.30541">
                <text:p>14.30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17">
                <text:p>-0.00217</text:p>
              </table:table-cell>
              <table:table-cell office:value-type="float" office:value="14.14098">
                <text:p>14.140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16">
                <text:p>-0.00216</text:p>
              </table:table-cell>
              <table:table-cell office:value-type="float" office:value="14.14098">
                <text:p>14.14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15">
                <text:p>-0.00215</text:p>
              </table:table-cell>
              <table:table-cell office:value-type="float" office:value="13.97655">
                <text:p>13.97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214">
                <text:p>-0.00214</text:p>
              </table:table-cell>
              <table:table-cell office:value-type="float" office:value="13.64769">
                <text:p>13.64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213">
                <text:p>-0.00213</text:p>
              </table:table-cell>
              <table:table-cell office:value-type="float" office:value="13.64769">
                <text:p>13.64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12">
                <text:p>-0.00212</text:p>
              </table:table-cell>
              <table:table-cell office:value-type="float" office:value="13.64769">
                <text:p>13.64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11">
                <text:p>-0.00211</text:p>
              </table:table-cell>
              <table:table-cell office:value-type="float" office:value="13.48326">
                <text:p>13.48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21">
                <text:p>-0.0021</text:p>
              </table:table-cell>
              <table:table-cell office:value-type="float" office:value="13.31883">
                <text:p>13.31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209">
                <text:p>-0.00209</text:p>
              </table:table-cell>
              <table:table-cell office:value-type="float" office:value="13.1544">
                <text:p>13.1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208">
                <text:p>-0.00208</text:p>
              </table:table-cell>
              <table:table-cell office:value-type="float" office:value="12.98997">
                <text:p>12.98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207">
                <text:p>-0.00207</text:p>
              </table:table-cell>
              <table:table-cell office:value-type="float" office:value="12.82554">
                <text:p>12.8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206">
                <text:p>-0.00206</text:p>
              </table:table-cell>
              <table:table-cell office:value-type="float" office:value="12.82554">
                <text:p>12.8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205">
                <text:p>-0.00205</text:p>
              </table:table-cell>
              <table:table-cell office:value-type="float" office:value="12.66111">
                <text:p>12.66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04">
                <text:p>-0.00204</text:p>
              </table:table-cell>
              <table:table-cell office:value-type="float" office:value="12.49668">
                <text:p>12.49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03">
                <text:p>-0.00203</text:p>
              </table:table-cell>
              <table:table-cell office:value-type="float" office:value="12.49668">
                <text:p>12.49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202">
                <text:p>-0.00202</text:p>
              </table:table-cell>
              <table:table-cell office:value-type="float" office:value="12.33225">
                <text:p>12.33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201">
                <text:p>-0.00201</text:p>
              </table:table-cell>
              <table:table-cell office:value-type="float" office:value="12.16782">
                <text:p>12.1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">
                <text:p>-0.002</text:p>
              </table:table-cell>
              <table:table-cell office:value-type="float" office:value="12.00339">
                <text:p>12.00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199">
                <text:p>-0.00199</text:p>
              </table:table-cell>
              <table:table-cell office:value-type="float" office:value="11.83896">
                <text:p>11.83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198">
                <text:p>-0.00198</text:p>
              </table:table-cell>
              <table:table-cell office:value-type="float" office:value="11.83896">
                <text:p>11.83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197">
                <text:p>-0.00197</text:p>
              </table:table-cell>
              <table:table-cell office:value-type="float" office:value="11.67453">
                <text:p>11.67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196">
                <text:p>-0.00196</text:p>
              </table:table-cell>
              <table:table-cell office:value-type="float" office:value="11.5101">
                <text:p>11.5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195">
                <text:p>-0.00195</text:p>
              </table:table-cell>
              <table:table-cell office:value-type="float" office:value="11.5101">
                <text:p>11.5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194">
                <text:p>-0.00194</text:p>
              </table:table-cell>
              <table:table-cell office:value-type="float" office:value="11.34567">
                <text:p>11.34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193">
                <text:p>-0.00193</text:p>
              </table:table-cell>
              <table:table-cell office:value-type="float" office:value="11.34567">
                <text:p>11.34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92">
                <text:p>-0.00192</text:p>
              </table:table-cell>
              <table:table-cell office:value-type="float" office:value="11.18124">
                <text:p>11.18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1">
                <text:p>-0.00191</text:p>
              </table:table-cell>
              <table:table-cell office:value-type="float" office:value="11.01681">
                <text:p>11.016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19">
                <text:p>-0.0019</text:p>
              </table:table-cell>
              <table:table-cell office:value-type="float" office:value="10.85238">
                <text:p>10.85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189">
                <text:p>-0.00189</text:p>
              </table:table-cell>
              <table:table-cell office:value-type="float" office:value="10.85238">
                <text:p>10.85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188">
                <text:p>-0.00188</text:p>
              </table:table-cell>
              <table:table-cell office:value-type="float" office:value="10.68795">
                <text:p>10.68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87">
                <text:p>-0.00187</text:p>
              </table:table-cell>
              <table:table-cell office:value-type="float" office:value="10.68795">
                <text:p>10.68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86">
                <text:p>-0.00186</text:p>
              </table:table-cell>
              <table:table-cell office:value-type="float" office:value="10.52352">
                <text:p>10.52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185">
                <text:p>-0.00185</text:p>
              </table:table-cell>
              <table:table-cell office:value-type="float" office:value="10.52352">
                <text:p>10.52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184">
                <text:p>-0.00184</text:p>
              </table:table-cell>
              <table:table-cell office:value-type="float" office:value="10.19466">
                <text:p>10.194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183">
                <text:p>-0.00183</text:p>
              </table:table-cell>
              <table:table-cell office:value-type="float" office:value="10.19466">
                <text:p>10.19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82">
                <text:p>-0.00182</text:p>
              </table:table-cell>
              <table:table-cell office:value-type="float" office:value="10.03023">
                <text:p>10.03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81">
                <text:p>-0.00181</text:p>
              </table:table-cell>
              <table:table-cell office:value-type="float" office:value="10.03023">
                <text:p>10.03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8">
                <text:p>-0.0018</text:p>
              </table:table-cell>
              <table:table-cell office:value-type="float" office:value="10.03023">
                <text:p>10.03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179">
                <text:p>-0.00179</text:p>
              </table:table-cell>
              <table:table-cell office:value-type="float" office:value="9.8658">
                <text:p>9.8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178">
                <text:p>-0.00178</text:p>
              </table:table-cell>
              <table:table-cell office:value-type="float" office:value="9.8658">
                <text:p>9.8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177">
                <text:p>-0.00177</text:p>
              </table:table-cell>
              <table:table-cell office:value-type="float" office:value="9.70137">
                <text:p>9.701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176">
                <text:p>-0.00176</text:p>
              </table:table-cell>
              <table:table-cell office:value-type="float" office:value="9.53694">
                <text:p>9.53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175">
                <text:p>-0.00175</text:p>
              </table:table-cell>
              <table:table-cell office:value-type="float" office:value="9.53694">
                <text:p>9.53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174">
                <text:p>-0.00174</text:p>
              </table:table-cell>
              <table:table-cell office:value-type="float" office:value="9.37251">
                <text:p>9.37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73">
                <text:p>-0.00173</text:p>
              </table:table-cell>
              <table:table-cell office:value-type="float" office:value="9.20808">
                <text:p>9.20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172">
                <text:p>-0.00172</text:p>
              </table:table-cell>
              <table:table-cell office:value-type="float" office:value="9.20808">
                <text:p>9.20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171">
                <text:p>-0.00171</text:p>
              </table:table-cell>
              <table:table-cell office:value-type="float" office:value="9.04365">
                <text:p>9.04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17">
                <text:p>-0.0017</text:p>
              </table:table-cell>
              <table:table-cell office:value-type="float" office:value="8.87922">
                <text:p>8.87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169">
                <text:p>-0.00169</text:p>
              </table:table-cell>
              <table:table-cell office:value-type="float" office:value="8.87922">
                <text:p>8.87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168">
                <text:p>-0.00168</text:p>
              </table:table-cell>
              <table:table-cell office:value-type="float" office:value="8.87922">
                <text:p>8.879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167">
                <text:p>-0.00167</text:p>
              </table:table-cell>
              <table:table-cell office:value-type="float" office:value="8.71479">
                <text:p>8.714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166">
                <text:p>-0.00166</text:p>
              </table:table-cell>
              <table:table-cell office:value-type="float" office:value="8.71479">
                <text:p>8.714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165">
                <text:p>-0.00165</text:p>
              </table:table-cell>
              <table:table-cell office:value-type="float" office:value="8.55036">
                <text:p>8.55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164">
                <text:p>-0.00164</text:p>
              </table:table-cell>
              <table:table-cell office:value-type="float" office:value="8.55036">
                <text:p>8.55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63">
                <text:p>-0.00163</text:p>
              </table:table-cell>
              <table:table-cell office:value-type="float" office:value="8.55036">
                <text:p>8.550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162">
                <text:p>-0.00162</text:p>
              </table:table-cell>
              <table:table-cell office:value-type="float" office:value="8.38593">
                <text:p>8.38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161">
                <text:p>-0.00161</text:p>
              </table:table-cell>
              <table:table-cell office:value-type="float" office:value="8.2215">
                <text:p>8.2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16">
                <text:p>-0.0016</text:p>
              </table:table-cell>
              <table:table-cell office:value-type="float" office:value="8.2215">
                <text:p>8.2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159">
                <text:p>-0.00159</text:p>
              </table:table-cell>
              <table:table-cell office:value-type="float" office:value="8.2215">
                <text:p>8.2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158">
                <text:p>-0.00158</text:p>
              </table:table-cell>
              <table:table-cell office:value-type="float" office:value="8.05707">
                <text:p>8.057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157">
                <text:p>-0.00157</text:p>
              </table:table-cell>
              <table:table-cell office:value-type="float" office:value="8.05707">
                <text:p>8.057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156">
                <text:p>-0.00156</text:p>
              </table:table-cell>
              <table:table-cell office:value-type="float" office:value="7.89264">
                <text:p>7.89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155">
                <text:p>-0.00155</text:p>
              </table:table-cell>
              <table:table-cell office:value-type="float" office:value="7.72821">
                <text:p>7.72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54">
                <text:p>-0.00154</text:p>
              </table:table-cell>
              <table:table-cell office:value-type="float" office:value="7.72821">
                <text:p>7.728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153">
                <text:p>-0.00153</text:p>
              </table:table-cell>
              <table:table-cell office:value-type="float" office:value="7.56378">
                <text:p>7.56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52">
                <text:p>-0.00152</text:p>
              </table:table-cell>
              <table:table-cell office:value-type="float" office:value="7.72821">
                <text:p>7.72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151">
                <text:p>-0.00151</text:p>
              </table:table-cell>
              <table:table-cell office:value-type="float" office:value="7.56378">
                <text:p>7.563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5">
                <text:p>-0.0015</text:p>
              </table:table-cell>
              <table:table-cell office:value-type="float" office:value="7.39935">
                <text:p>7.39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49">
                <text:p>-0.00149</text:p>
              </table:table-cell>
              <table:table-cell office:value-type="float" office:value="7.39935">
                <text:p>7.39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148">
                <text:p>-0.00148</text:p>
              </table:table-cell>
              <table:table-cell office:value-type="float" office:value="7.39935">
                <text:p>7.39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147">
                <text:p>-0.00147</text:p>
              </table:table-cell>
              <table:table-cell office:value-type="float" office:value="7.23492">
                <text:p>7.23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146">
                <text:p>-0.00146</text:p>
              </table:table-cell>
              <table:table-cell office:value-type="float" office:value="7.23492">
                <text:p>7.234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45">
                <text:p>-0.00145</text:p>
              </table:table-cell>
              <table:table-cell office:value-type="float" office:value="7.23492">
                <text:p>7.23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144">
                <text:p>-0.00144</text:p>
              </table:table-cell>
              <table:table-cell office:value-type="float" office:value="7.23492">
                <text:p>7.23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143">
                <text:p>-0.00143</text:p>
              </table:table-cell>
              <table:table-cell office:value-type="float" office:value="7.07049">
                <text:p>7.07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42">
                <text:p>-0.00142</text:p>
              </table:table-cell>
              <table:table-cell office:value-type="float" office:value="6.90606">
                <text:p>6.906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141">
                <text:p>-0.00141</text:p>
              </table:table-cell>
              <table:table-cell office:value-type="float" office:value="6.90606">
                <text:p>6.906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4">
                <text:p>-0.0014</text:p>
              </table:table-cell>
              <table:table-cell office:value-type="float" office:value="6.74163">
                <text:p>6.74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39">
                <text:p>-0.00139</text:p>
              </table:table-cell>
              <table:table-cell office:value-type="float" office:value="6.74163">
                <text:p>6.741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38">
                <text:p>-0.00138</text:p>
              </table:table-cell>
              <table:table-cell office:value-type="float" office:value="6.74163">
                <text:p>6.74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137">
                <text:p>-0.00137</text:p>
              </table:table-cell>
              <table:table-cell office:value-type="float" office:value="6.5772">
                <text:p>6.57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136">
                <text:p>-0.00136</text:p>
              </table:table-cell>
              <table:table-cell office:value-type="float" office:value="6.5772">
                <text:p>6.57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135">
                <text:p>-0.00135</text:p>
              </table:table-cell>
              <table:table-cell office:value-type="float" office:value="6.41277">
                <text:p>6.412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134">
                <text:p>-0.00134</text:p>
              </table:table-cell>
              <table:table-cell office:value-type="float" office:value="6.41277">
                <text:p>6.41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133">
                <text:p>-0.00133</text:p>
              </table:table-cell>
              <table:table-cell office:value-type="float" office:value="6.41277">
                <text:p>6.412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132">
                <text:p>-0.00132</text:p>
              </table:table-cell>
              <table:table-cell office:value-type="float" office:value="6.24834">
                <text:p>6.248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131">
                <text:p>-0.00131</text:p>
              </table:table-cell>
              <table:table-cell office:value-type="float" office:value="6.24834">
                <text:p>6.24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13">
                <text:p>-0.0013</text:p>
              </table:table-cell>
              <table:table-cell office:value-type="float" office:value="6.24834">
                <text:p>6.24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129">
                <text:p>-0.00129</text:p>
              </table:table-cell>
              <table:table-cell office:value-type="float" office:value="6.08391">
                <text:p>6.083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128">
                <text:p>-0.00128</text:p>
              </table:table-cell>
              <table:table-cell office:value-type="float" office:value="6.08391">
                <text:p>6.083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127">
                <text:p>-0.00127</text:p>
              </table:table-cell>
              <table:table-cell office:value-type="float" office:value="6.08391">
                <text:p>6.083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26">
                <text:p>-0.00126</text:p>
              </table:table-cell>
              <table:table-cell office:value-type="float" office:value="5.91948">
                <text:p>5.919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125">
                <text:p>-0.00125</text:p>
              </table:table-cell>
              <table:table-cell office:value-type="float" office:value="5.75505">
                <text:p>5.75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124">
                <text:p>-0.00124</text:p>
              </table:table-cell>
              <table:table-cell office:value-type="float" office:value="5.75505">
                <text:p>5.755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123">
                <text:p>-0.00123</text:p>
              </table:table-cell>
              <table:table-cell office:value-type="float" office:value="5.75505">
                <text:p>5.755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122">
                <text:p>-0.00122</text:p>
              </table:table-cell>
              <table:table-cell office:value-type="float" office:value="5.59062">
                <text:p>5.590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121">
                <text:p>-0.00121</text:p>
              </table:table-cell>
              <table:table-cell office:value-type="float" office:value="5.59062">
                <text:p>5.59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12">
                <text:p>-0.0012</text:p>
              </table:table-cell>
              <table:table-cell office:value-type="float" office:value="5.59062">
                <text:p>5.59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119">
                <text:p>-0.00119</text:p>
              </table:table-cell>
              <table:table-cell office:value-type="float" office:value="5.59062">
                <text:p>5.59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18">
                <text:p>-0.00118</text:p>
              </table:table-cell>
              <table:table-cell office:value-type="float" office:value="5.42619">
                <text:p>5.42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117">
                <text:p>-0.00117</text:p>
              </table:table-cell>
              <table:table-cell office:value-type="float" office:value="5.42619">
                <text:p>5.42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116">
                <text:p>-0.00116</text:p>
              </table:table-cell>
              <table:table-cell office:value-type="float" office:value="5.42619">
                <text:p>5.426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115">
                <text:p>-0.00115</text:p>
              </table:table-cell>
              <table:table-cell office:value-type="float" office:value="5.42619">
                <text:p>5.426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114">
                <text:p>-0.00114</text:p>
              </table:table-cell>
              <table:table-cell office:value-type="float" office:value="5.26176">
                <text:p>5.26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113">
                <text:p>-0.00113</text:p>
              </table:table-cell>
              <table:table-cell office:value-type="float" office:value="5.26176">
                <text:p>5.261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112">
                <text:p>-0.00112</text:p>
              </table:table-cell>
              <table:table-cell office:value-type="float" office:value="5.26176">
                <text:p>5.26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11">
                <text:p>-0.00111</text:p>
              </table:table-cell>
              <table:table-cell office:value-type="float" office:value="5.09733">
                <text:p>5.097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11">
                <text:p>-0.0011</text:p>
              </table:table-cell>
              <table:table-cell office:value-type="float" office:value="5.26176">
                <text:p>5.26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09">
                <text:p>-0.00109</text:p>
              </table:table-cell>
              <table:table-cell office:value-type="float" office:value="5.09733">
                <text:p>5.097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108">
                <text:p>-0.00108</text:p>
              </table:table-cell>
              <table:table-cell office:value-type="float" office:value="5.09733">
                <text:p>5.097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107">
                <text:p>-0.00107</text:p>
              </table:table-cell>
              <table:table-cell office:value-type="float" office:value="4.9329">
                <text:p>4.9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106">
                <text:p>-0.00106</text:p>
              </table:table-cell>
              <table:table-cell office:value-type="float" office:value="4.9329">
                <text:p>4.9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105">
                <text:p>-0.00105</text:p>
              </table:table-cell>
              <table:table-cell office:value-type="float" office:value="4.9329">
                <text:p>4.9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104">
                <text:p>-0.00104</text:p>
              </table:table-cell>
              <table:table-cell office:value-type="float" office:value="4.76847">
                <text:p>4.768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103">
                <text:p>-0.00103</text:p>
              </table:table-cell>
              <table:table-cell office:value-type="float" office:value="4.76847">
                <text:p>4.768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102">
                <text:p>-0.00102</text:p>
              </table:table-cell>
              <table:table-cell office:value-type="float" office:value="4.76847">
                <text:p>4.76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01">
                <text:p>-0.00101</text:p>
              </table:table-cell>
              <table:table-cell office:value-type="float" office:value="4.76847">
                <text:p>4.76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1">
                <text:p>-0.001</text:p>
              </table:table-cell>
              <table:table-cell office:value-type="float" office:value="4.60404">
                <text:p>4.604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99">
                <text:p>-0.00099</text:p>
              </table:table-cell>
              <table:table-cell office:value-type="float" office:value="4.60404">
                <text:p>4.60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98">
                <text:p>-0.00098</text:p>
              </table:table-cell>
              <table:table-cell office:value-type="float" office:value="4.43961">
                <text:p>4.43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97">
                <text:p>-0.00097</text:p>
              </table:table-cell>
              <table:table-cell office:value-type="float" office:value="4.43961">
                <text:p>4.439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96">
                <text:p>-0.00096</text:p>
              </table:table-cell>
              <table:table-cell office:value-type="float" office:value="4.43961">
                <text:p>4.439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95">
                <text:p>-0.00095</text:p>
              </table:table-cell>
              <table:table-cell office:value-type="float" office:value="4.43961">
                <text:p>4.439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94">
                <text:p>-0.00094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3">
                <text:p>-0.00093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92">
                <text:p>-0.00092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91">
                <text:p>-0.00091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9">
                <text:p>-0.0009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89">
                <text:p>-0.00089</text:p>
              </table:table-cell>
              <table:table-cell office:value-type="float" office:value="4.27518">
                <text:p>4.275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88">
                <text:p>-0.00088</text:p>
              </table:table-cell>
              <table:table-cell office:value-type="float" office:value="4.11075">
                <text:p>4.110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87">
                <text:p>-0.00087</text:p>
              </table:table-cell>
              <table:table-cell office:value-type="float" office:value="4.11075">
                <text:p>4.110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6">
                <text:p>-0.00086</text:p>
              </table:table-cell>
              <table:table-cell office:value-type="float" office:value="4.11075">
                <text:p>4.11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85">
                <text:p>-0.00085</text:p>
              </table:table-cell>
              <table:table-cell office:value-type="float" office:value="4.11075">
                <text:p>4.11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84">
                <text:p>-0.00084</text:p>
              </table:table-cell>
              <table:table-cell office:value-type="float" office:value="4.11075">
                <text:p>4.11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83">
                <text:p>-0.00083</text:p>
              </table:table-cell>
              <table:table-cell office:value-type="float" office:value="3.94632">
                <text:p>3.946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82">
                <text:p>-0.00082</text:p>
              </table:table-cell>
              <table:table-cell office:value-type="float" office:value="3.94632">
                <text:p>3.946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81">
                <text:p>-0.00081</text:p>
              </table:table-cell>
              <table:table-cell office:value-type="float" office:value="3.94632">
                <text:p>3.94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8">
                <text:p>-0.0008</text:p>
              </table:table-cell>
              <table:table-cell office:value-type="float" office:value="3.94632">
                <text:p>3.946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79">
                <text:p>-0.00079</text:p>
              </table:table-cell>
              <table:table-cell office:value-type="float" office:value="3.78189">
                <text:p>3.781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8">
                <text:p>-0.00078</text:p>
              </table:table-cell>
              <table:table-cell office:value-type="float" office:value="3.78189">
                <text:p>3.781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77">
                <text:p>-0.00077</text:p>
              </table:table-cell>
              <table:table-cell office:value-type="float" office:value="3.78189">
                <text:p>3.78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76">
                <text:p>-0.00076</text:p>
              </table:table-cell>
              <table:table-cell office:value-type="float" office:value="3.78189">
                <text:p>3.78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75">
                <text:p>-0.00075</text:p>
              </table:table-cell>
              <table:table-cell office:value-type="float" office:value="3.61746">
                <text:p>3.617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74">
                <text:p>-0.00074</text:p>
              </table:table-cell>
              <table:table-cell office:value-type="float" office:value="3.61746">
                <text:p>3.617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73">
                <text:p>-0.00073</text:p>
              </table:table-cell>
              <table:table-cell office:value-type="float" office:value="3.61746">
                <text:p>3.617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72">
                <text:p>-0.00072</text:p>
              </table:table-cell>
              <table:table-cell office:value-type="float" office:value="3.61746">
                <text:p>3.61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71">
                <text:p>-0.00071</text:p>
              </table:table-cell>
              <table:table-cell office:value-type="float" office:value="3.61746">
                <text:p>3.617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7">
                <text:p>-0.0007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69">
                <text:p>-0.00069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68">
                <text:p>-0.00068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67">
                <text:p>-0.00067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66">
                <text:p>-0.00066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65">
                <text:p>-0.00065</text:p>
              </table:table-cell>
              <table:table-cell office:value-type="float" office:value="3.45303">
                <text:p>3.45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64">
                <text:p>-0.00064</text:p>
              </table:table-cell>
              <table:table-cell office:value-type="float" office:value="3.2886">
                <text:p>3.28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63">
                <text:p>-0.00063</text:p>
              </table:table-cell>
              <table:table-cell office:value-type="float" office:value="3.2886">
                <text:p>3.28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62">
                <text:p>-0.00062</text:p>
              </table:table-cell>
              <table:table-cell office:value-type="float" office:value="3.2886">
                <text:p>3.28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61">
                <text:p>-0.00061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6">
                <text:p>-0.0006</text:p>
              </table:table-cell>
              <table:table-cell office:value-type="float" office:value="3.2886">
                <text:p>3.28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59">
                <text:p>-0.00059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58">
                <text:p>-0.00058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57">
                <text:p>-0.00057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56">
                <text:p>-0.00056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55">
                <text:p>-0.00055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54">
                <text:p>-0.00054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53">
                <text:p>-0.00053</text:p>
              </table:table-cell>
              <table:table-cell office:value-type="float" office:value="3.12417">
                <text:p>3.124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52">
                <text:p>-0.00052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51">
                <text:p>-0.00051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5">
                <text:p>-0.0005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49">
                <text:p>-0.00049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48">
                <text:p>-0.00048</text:p>
              </table:table-cell>
              <table:table-cell office:value-type="float" office:value="2.95974">
                <text:p>2.959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47">
                <text:p>-0.00047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46">
                <text:p>-0.00046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45">
                <text:p>-0.00045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44">
                <text:p>-0.00044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43">
                <text:p>-0.00043</text:p>
              </table:table-cell>
              <table:table-cell office:value-type="float" office:value="2.63088">
                <text:p>2.63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42">
                <text:p>-0.00042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41">
                <text:p>-0.00041</text:p>
              </table:table-cell>
              <table:table-cell office:value-type="float" office:value="2.63088">
                <text:p>2.630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4">
                <text:p>-0.0004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39">
                <text:p>-0.00039</text:p>
              </table:table-cell>
              <table:table-cell office:value-type="float" office:value="2.63088">
                <text:p>2.630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38">
                <text:p>-0.00038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37">
                <text:p>-0.00037</text:p>
              </table:table-cell>
              <table:table-cell office:value-type="float" office:value="2.63088">
                <text:p>2.63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36">
                <text:p>-0.00036</text:p>
              </table:table-cell>
              <table:table-cell office:value-type="float" office:value="2.79531">
                <text:p>2.795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35">
                <text:p>-0.00035</text:p>
              </table:table-cell>
              <table:table-cell office:value-type="float" office:value="2.63088">
                <text:p>2.630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34">
                <text:p>-0.00034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33">
                <text:p>-0.00033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32">
                <text:p>-0.00032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31">
                <text:p>-0.00031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3">
                <text:p>-0.0003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29">
                <text:p>-0.00029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28">
                <text:p>-0.00028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27">
                <text:p>-0.00027</text:p>
              </table:table-cell>
              <table:table-cell office:value-type="float" office:value="2.46645">
                <text:p>2.466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26">
                <text:p>-0.00026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25">
                <text:p>-0.00025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24">
                <text:p>-0.00024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23">
                <text:p>-0.00023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22">
                <text:p>-0.00022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21">
                <text:p>-0.00021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2">
                <text:p>-0.0002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19">
                <text:p>-0.00019</text:p>
              </table:table-cell>
              <table:table-cell office:value-type="float" office:value="2.30202">
                <text:p>2.302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18">
                <text:p>-0.00018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17">
                <text:p>-0.00017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16">
                <text:p>-0.00016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15">
                <text:p>-0.00015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14">
                <text:p>-0.00014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13">
                <text:p>-0.00013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12">
                <text:p>-0.00012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11">
                <text:p>-0.00011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1">
                <text:p>-0.0001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09">
                <text:p>-0.00009</text:p>
              </table:table-cell>
              <table:table-cell office:value-type="float" office:value="2.13759">
                <text:p>2.137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8">
                <text:p>-0.00008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7">
                <text:p>-0.00007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06">
                <text:p>-0.00006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5">
                <text:p>-0.00005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4">
                <text:p>-0.00004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03">
                <text:p>-0.00003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2">
                <text:p>-0.00002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1">
                <text:p>-0.00001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1">
                <text:p>0.00001</text:p>
              </table:table-cell>
              <table:table-cell office:value-type="float" office:value="1.97316">
                <text:p>1.97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2">
                <text:p>0.00002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3">
                <text:p>0.00003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4">
                <text:p>0.00004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5">
                <text:p>0.00005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6">
                <text:p>0.00006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7">
                <text:p>0.00007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8">
                <text:p>0.00008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9">
                <text:p>0.00009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">
                <text:p>0.0001</text:p>
              </table:table-cell>
              <table:table-cell office:value-type="float" office:value="1.80873">
                <text:p>1.808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1">
                <text:p>0.00011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2">
                <text:p>0.00012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3">
                <text:p>0.00013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4">
                <text:p>0.00014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5">
                <text:p>0.00015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6">
                <text:p>0.00016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7">
                <text:p>0.00017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8">
                <text:p>0.00018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9">
                <text:p>0.00019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2">
                <text:p>0.0002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1">
                <text:p>0.00021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2">
                <text:p>0.00022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23">
                <text:p>0.00023</text:p>
              </table:table-cell>
              <table:table-cell office:value-type="float" office:value="1.6443">
                <text:p>1.64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24">
                <text:p>0.00024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25">
                <text:p>0.00025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26">
                <text:p>0.00026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27">
                <text:p>0.00027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28">
                <text:p>0.00028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29">
                <text:p>0.00029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3">
                <text:p>0.0003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31">
                <text:p>0.00031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32">
                <text:p>0.00032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33">
                <text:p>0.00033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34">
                <text:p>0.00034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35">
                <text:p>0.00035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36">
                <text:p>0.00036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37">
                <text:p>0.00037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38">
                <text:p>0.00038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39">
                <text:p>0.00039</text:p>
              </table:table-cell>
              <table:table-cell office:value-type="float" office:value="1.47987">
                <text:p>1.479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">
                <text:p>0.0004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1">
                <text:p>0.00041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2">
                <text:p>0.00042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3">
                <text:p>0.00043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4">
                <text:p>0.00044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5">
                <text:p>0.00045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6">
                <text:p>0.00046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7">
                <text:p>0.00047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8">
                <text:p>0.00048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9">
                <text:p>0.00049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">
                <text:p>0.0005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1">
                <text:p>0.00051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2">
                <text:p>0.00052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3">
                <text:p>0.00053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54">
                <text:p>0.00054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5">
                <text:p>0.00055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56">
                <text:p>0.00056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7">
                <text:p>0.00057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8">
                <text:p>0.00058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9">
                <text:p>0.00059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6">
                <text:p>0.0006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61">
                <text:p>0.00061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2">
                <text:p>0.00062</text:p>
              </table:table-cell>
              <table:table-cell office:value-type="float" office:value="1.31544">
                <text:p>1.315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63">
                <text:p>0.00063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64">
                <text:p>0.00064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65">
                <text:p>0.00065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66">
                <text:p>0.00066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67">
                <text:p>0.00067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68">
                <text:p>0.00068</text:p>
              </table:table-cell>
              <table:table-cell office:value-type="float" office:value="1.15101">
                <text:p>1.15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69">
                <text:p>0.00069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7">
                <text:p>0.0007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71">
                <text:p>0.00071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72">
                <text:p>0.00072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73">
                <text:p>0.00073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74">
                <text:p>0.00074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75">
                <text:p>0.00075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76">
                <text:p>0.00076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77">
                <text:p>0.00077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78">
                <text:p>0.00078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79">
                <text:p>0.00079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8">
                <text:p>0.0008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81">
                <text:p>0.00081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82">
                <text:p>0.00082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83">
                <text:p>0.00083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84">
                <text:p>0.00084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5">
                <text:p>0.00085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86">
                <text:p>0.00086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87">
                <text:p>0.00087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88">
                <text:p>0.00088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89">
                <text:p>0.00089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9">
                <text:p>0.0009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91">
                <text:p>0.00091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92">
                <text:p>0.00092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93">
                <text:p>0.00093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94">
                <text:p>0.00094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95">
                <text:p>0.00095</text:p>
              </table:table-cell>
              <table:table-cell office:value-type="float" office:value="0.98658">
                <text:p>0.986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96">
                <text:p>0.00096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97">
                <text:p>0.00097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98">
                <text:p>0.00098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99">
                <text:p>0.00099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">
                <text:p>0.001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01">
                <text:p>0.00101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02">
                <text:p>0.00102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03">
                <text:p>0.00103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04">
                <text:p>0.00104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05">
                <text:p>0.00105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06">
                <text:p>0.00106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07">
                <text:p>0.00107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08">
                <text:p>0.00108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09">
                <text:p>0.00109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1">
                <text:p>0.0011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11">
                <text:p>0.00111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12">
                <text:p>0.00112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13">
                <text:p>0.00113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4">
                <text:p>0.00114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15">
                <text:p>0.00115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16">
                <text:p>0.00116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17">
                <text:p>0.00117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18">
                <text:p>0.00118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19">
                <text:p>0.00119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2">
                <text:p>0.0012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21">
                <text:p>0.00121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22">
                <text:p>0.00122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23">
                <text:p>0.00123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24">
                <text:p>0.00124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25">
                <text:p>0.00125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26">
                <text:p>0.00126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27">
                <text:p>0.00127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28">
                <text:p>0.00128</text:p>
              </table:table-cell>
              <table:table-cell office:value-type="float" office:value="0.82215">
                <text:p>0.822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29">
                <text:p>0.00129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3">
                <text:p>0.0013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31">
                <text:p>0.00131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32">
                <text:p>0.00132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3">
                <text:p>0.00133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34">
                <text:p>0.00134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5">
                <text:p>0.00135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6">
                <text:p>0.00136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37">
                <text:p>0.00137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38">
                <text:p>0.0013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39">
                <text:p>0.00139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">
                <text:p>0.0014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41">
                <text:p>0.00141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42">
                <text:p>0.00142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43">
                <text:p>0.0014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">
                <text:p>0.0014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45">
                <text:p>0.00145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6">
                <text:p>0.0014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47">
                <text:p>0.00147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48">
                <text:p>0.00148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49">
                <text:p>0.00149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5">
                <text:p>0.0015</text:p>
              </table:table-cell>
              <table:table-cell office:value-type="float" office:value="0.65772">
                <text:p>0.657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51">
                <text:p>0.00151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52">
                <text:p>0.00152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53">
                <text:p>0.0015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54">
                <text:p>0.0015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55">
                <text:p>0.00155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56">
                <text:p>0.0015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157">
                <text:p>0.00157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58">
                <text:p>0.0015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9">
                <text:p>0.00159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">
                <text:p>0.001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61">
                <text:p>0.00161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62">
                <text:p>0.00162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63">
                <text:p>0.0016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4">
                <text:p>0.0016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5">
                <text:p>0.00165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6">
                <text:p>0.0016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67">
                <text:p>0.00167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68">
                <text:p>0.0016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69">
                <text:p>0.00169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7">
                <text:p>0.0017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71">
                <text:p>0.00171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72">
                <text:p>0.00172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73">
                <text:p>0.0017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74">
                <text:p>0.0017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75">
                <text:p>0.00175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76">
                <text:p>0.0017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77">
                <text:p>0.0017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78">
                <text:p>0.0017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79">
                <text:p>0.00179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8">
                <text:p>0.001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81">
                <text:p>0.00181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82">
                <text:p>0.00182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83">
                <text:p>0.0018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84">
                <text:p>0.0018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85">
                <text:p>0.0018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86">
                <text:p>0.0018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87">
                <text:p>0.0018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88">
                <text:p>0.0018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89">
                <text:p>0.0018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19">
                <text:p>0.0019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191">
                <text:p>0.00191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192">
                <text:p>0.0019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93">
                <text:p>0.0019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94">
                <text:p>0.00194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195">
                <text:p>0.0019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96">
                <text:p>0.0019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197">
                <text:p>0.0019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98">
                <text:p>0.00198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199">
                <text:p>0.0019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">
                <text:p>0.00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201">
                <text:p>0.0020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02">
                <text:p>0.0020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03">
                <text:p>0.00203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04">
                <text:p>0.00204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05">
                <text:p>0.0020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06">
                <text:p>0.0020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207">
                <text:p>0.0020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08">
                <text:p>0.00208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09">
                <text:p>0.0020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1">
                <text:p>0.002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211">
                <text:p>0.0021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2">
                <text:p>0.0021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3">
                <text:p>0.0021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14">
                <text:p>0.00214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15">
                <text:p>0.0021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16">
                <text:p>0.0021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17">
                <text:p>0.0021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218">
                <text:p>0.00218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9">
                <text:p>0.0021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2">
                <text:p>0.002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21">
                <text:p>0.0022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22">
                <text:p>0.0022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23">
                <text:p>0.0022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24">
                <text:p>0.00224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225">
                <text:p>0.0022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26">
                <text:p>0.00226</text:p>
              </table:table-cell>
              <table:table-cell office:value-type="float" office:value="0.49329">
                <text:p>0.493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27">
                <text:p>0.0022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228">
                <text:p>0.00228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29">
                <text:p>0.0022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3">
                <text:p>0.002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31">
                <text:p>0.0023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232">
                <text:p>0.0023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33">
                <text:p>0.0023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34">
                <text:p>0.00234</text:p>
              </table:table-cell>
              <table:table-cell office:value-type="float" office:value="0.16443">
                <text:p>0.164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35">
                <text:p>0.0023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36">
                <text:p>0.0023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37">
                <text:p>0.0023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38">
                <text:p>0.00238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39">
                <text:p>0.00239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4">
                <text:p>0.0024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41">
                <text:p>0.00241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242">
                <text:p>0.00242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243">
                <text:p>0.00243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44">
                <text:p>0.00244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45">
                <text:p>0.00245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246">
                <text:p>0.00246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247">
                <text:p>0.00247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248">
                <text:p>0.00248</text:p>
              </table:table-cell>
              <table:table-cell office:value-type="float" office:value="0.32886">
                <text:p>0.328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49">
                <text:p>0.00249</text:p>
              </table:table-cell>
              <table:table-cell office:value-type="float" office:value="0.32886">
                <text:p>0.32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